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67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46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Таблица2" style:family="table">
      <style:table-properties style:width="6.7708in" fo:margin-left="0.2111in" fo:margin-top="0in" fo:margin-bottom="0in" table:align="left" style:writing-mode="lr-tb"/>
    </style:style>
    <style:style style:name="Таблица2.A" style:family="table-column">
      <style:table-column-properties style:column-width="0.716in"/>
    </style:style>
    <style:style style:name="Таблица2.B" style:family="table-column">
      <style:table-column-properties style:column-width="1.975in"/>
    </style:style>
    <style:style style:name="Таблица2.C" style:family="table-column">
      <style:table-column-properties style:column-width="1.2153in"/>
    </style:style>
    <style:style style:name="Таблица2.D" style:family="table-column">
      <style:table-column-properties style:column-width="1.4104in"/>
    </style:style>
    <style:style style:name="Таблица2.E" style:family="table-column">
      <style:table-column-properties style:column-width="1.4542in"/>
    </style:style>
    <style:style style:name="Таблица2.1" style:family="table-row">
      <style:table-row-properties style:min-row-height="0.4201in" fo:keep-together="auto"/>
    </style:style>
    <style:style style:name="Таблица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2.D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Таблица2.E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A3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" style:family="paragraph" style:parent-style-name="Heading_20_2">
      <style:paragraph-properties fo:break-before="page"/>
      <style:text-properties style:font-name="Times New Roman2" fo:font-size="14pt" style:font-size-asian="14pt" style:font-size-complex="14pt"/>
    </style:style>
    <style:style style:name="P4" style:family="paragraph" style:parent-style-name="Heading_20_2">
      <style:text-properties style:font-name="Times New Roman2" fo:font-size="14pt" style:font-size-asian="14pt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font-name="Times New Roman2" fo:font-size="14pt" style:font-size-asian="14pt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2" style:family="paragraph" style:parent-style-name="Standard_20__28_user_29_">
      <style:paragraph-properties fo:text-align="center" style:justify-single-word="false"/>
      <style:text-properties style:use-window-font-color="true" style:font-name="Times New Roman2" fo:font-size="14pt" fo:language="ru" fo:country="RU" officeooo:rsid="001aae93" officeooo:paragraph-rsid="001aae93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P13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</style:style>
    <style:style style:name="P14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officeooo:paragraph-rsid="00166f6a"/>
    </style:style>
    <style:style style:name="P15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officeooo:paragraph-rsid="00175f55"/>
    </style:style>
    <style:style style:name="P16" style:family="paragraph" style:parent-style-name="Standard_20__28_user_29_">
      <style:paragraph-properties fo:margin-left="0in" fo:margin-right="0in" fo:text-indent="0in" style:auto-text-indent="false"/>
      <style:text-properties style:font-name="Times New Roman2" fo:font-size="14pt" style:font-size-asian="14pt" style:font-size-complex="14pt"/>
    </style:style>
    <style:style style:name="P17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style:font-size-asian="14pt" style:font-size-complex="14pt"/>
    </style:style>
    <style:style style:name="P18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officeooo:paragraph-rsid="00166f6a" style:font-size-asian="14pt" style:font-size-complex="14pt"/>
    </style:style>
    <style:style style:name="P19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officeooo:rsid="00175f55" officeooo:paragraph-rsid="00175f55" style:font-size-asian="14pt" style:font-size-complex="14pt"/>
    </style:style>
    <style:style style:name="P20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21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style:font-size-asian="14pt" style:language-asian="ru" style:country-asian="RU" style:font-size-complex="14pt" style:language-complex="ar" style:country-complex="SA"/>
    </style:style>
    <style:style style:name="P22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officeooo:paragraph-rsid="00166f6a" style:font-size-asian="14pt" style:language-asian="ru" style:country-asian="RU" style:font-size-complex="14pt" style:language-complex="ar" style:country-complex="SA"/>
    </style:style>
    <style:style style:name="P23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officeooo:paragraph-rsid="00175f55" style:font-size-asian="14pt" style:language-asian="ru" style:country-asian="RU" style:font-size-complex="14pt" style:language-complex="ar" style:country-complex="SA"/>
    </style:style>
    <style:style style:name="P24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officeooo:paragraph-rsid="001bcc27" style:font-size-asian="14pt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officeooo:rsid="00175f55" officeooo:paragraph-rsid="00175f55" style:font-size-asian="14pt" style:language-asian="ru" style:country-asian="RU" style:font-size-complex="14pt" style:language-complex="ar" style:country-complex="SA"/>
    </style:style>
    <style:style style:name="P26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officeooo:rsid="00184445" officeooo:paragraph-rsid="00184445" style:font-size-asian="14pt" style:language-asian="ru" style:country-asian="RU" style:font-size-complex="14pt" style:language-complex="ar" style:country-complex="SA"/>
    </style:style>
    <style:style style:name="P27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officeooo:rsid="0023ba02" officeooo:paragraph-rsid="0023ba02" style:font-size-asian="14pt" style:language-asian="ru" style:country-asian="RU" style:font-size-complex="14pt" style:language-complex="ar" style:country-complex="SA"/>
    </style:style>
    <style:style style:name="P28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use-window-font-color="true" style:font-name="Times New Roman2" fo:font-size="14pt" fo:language="en" fo:country="US" officeooo:rsid="00166f6a" officeooo:paragraph-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29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use-window-font-color="true" style:font-name="Times New Roman2" fo:font-size="14pt" fo:language="en" fo:country="US" officeooo:rsid="00166f6a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30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use-window-font-color="true" style:font-name="Times New Roman2" fo:font-size="14pt" fo:language="en" fo:country="US" officeooo:rsid="00175f55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3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2" fo:font-size="14pt" fo:language="en" fo:country="US" officeooo:rsid="0023ba02" officeooo:paragraph-rsid="0023ba02" style:font-size-asian="14pt" style:language-asian="ru" style:country-asian="RU" style:font-size-complex="14pt" style:language-complex="ar" style:country-complex="SA"/>
    </style:style>
    <style:style style:name="P34" style:family="paragraph" style:parent-style-name="Text_20_body_20__28_user_29_">
      <style:text-properties style:font-name="Times New Roman2" fo:font-size="14pt" style:font-size-asian="14pt" style:font-size-complex="14pt"/>
    </style:style>
    <style:style style:name="P35" style:family="paragraph" style:parent-style-name="Text_20_body_20__28_user_29_">
      <style:paragraph-properties fo:line-height="150%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36" style:family="paragraph" style:parent-style-name="Text_20_body_20__28_user_29_">
      <style:text-properties style:font-name="Times New Roman2" fo:font-size="14pt" fo:font-weight="normal" officeooo:paragraph-rsid="00122c5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7" style:family="paragraph" style:parent-style-name="Text_20_body_20__28_user_29_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38" style:family="paragraph" style:parent-style-name="Text_20_body_20__28_user_29_"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39" style:family="paragraph" style:parent-style-name="Text_20_body_20__28_user_29_">
      <style:paragraph-properties fo:margin-left="0.4925in" fo:margin-right="0in" fo:text-indent="0in" style:auto-text-indent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40" style:family="paragraph" style:parent-style-name="Text_20_body_20__28_user_29_">
      <style:paragraph-properties fo:margin-left="0.4925in" fo:margin-right="0in" fo:line-height="150%" fo:text-indent="0in" style:auto-text-indent="false"/>
      <style:text-properties fo:font-weight="bold" style:font-weight-asian="bold" style:font-weight-complex="bold"/>
    </style:style>
    <style:style style:name="P41" style:family="paragraph" style:parent-style-name="Text_20_body_20__28_user_29_">
      <style:paragraph-properties fo:margin-left="0in" fo:margin-right="0in" fo:text-indent="0.4917in" style:auto-text-indent="false"/>
      <style:text-properties style:font-name="Times New Roman2" fo:font-size="14pt" style:font-size-asian="14pt" style:font-size-complex="14pt"/>
    </style:style>
    <style:style style:name="P42" style:family="paragraph" style:parent-style-name="caption">
      <style:paragraph-properties fo:keep-with-next="always"/>
    </style:style>
    <style:style style:name="P43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44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45" style:family="paragraph" style:parent-style-name="Text_20_body_20__28_user_29_" style:list-style-name="L1">
      <style:text-properties style:font-name="Times New Roman2" fo:font-size="14pt" fo:font-weight="normal" officeooo:paragraph-rsid="00122c5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46" style:family="paragraph" style:parent-style-name="Text_20_body_20__28_user_29_" style:list-style-name="WWNum2">
      <style:text-properties style:font-name="Times New Roman2" fo:font-size="14pt" fo:language="en" fo:country="US" fo:font-style="italic" style:font-size-asian="14pt" style:font-style-asian="italic" style:font-size-complex="14pt" style:font-style-complex="italic"/>
    </style:style>
    <style:style style:name="P47" style:family="paragraph" style:parent-style-name="Text_20_body_20__28_user_29_">
      <style:text-properties style:font-name="Times New Roman2" fo:font-size="14pt" fo:language="en" fo:country="US" fo:font-weight="normal" officeooo:rsid="00184445" officeooo:paragraph-rsid="00184445" style:font-size-asian="14pt" style:font-weight-asian="normal" style:font-size-complex="14pt" style:font-weight-complex="normal"/>
    </style:style>
    <style:style style:name="P48" style:family="paragraph" style:parent-style-name="Text_20_body_20__28_user_29_">
      <style:text-properties fo:font-size="14pt" style:font-size-asian="14pt" style:font-size-complex="14pt"/>
    </style:style>
    <style:style style:name="P49" style:family="paragraph" style:parent-style-name="Text_20_body_20__28_user_29_">
      <style:text-properties fo:font-size="14pt" officeooo:paragraph-rsid="002ace26" style:font-size-asian="14pt" style:font-size-complex="14pt"/>
    </style:style>
    <style:style style:name="P50" style:family="paragraph" style:parent-style-name="Text_20_body_20__28_user_29_">
      <style:paragraph-properties fo:break-before="page"/>
      <style:text-properties style:font-name="Times New Roman2" fo:font-size="14pt" officeooo:paragraph-rsid="002ace26" style:font-size-asian="14pt" style:font-size-complex="14pt"/>
    </style:style>
    <style:style style:name="P51" style:family="paragraph" style:parent-style-name="Text_20_body_20__28_user_29_">
      <style:paragraph-properties fo:break-before="page"/>
      <style:text-properties fo:font-size="14pt" fo:font-weight="bold" officeooo:paragraph-rsid="00184445" style:font-size-asian="14pt" style:font-weight-asian="bold" style:font-size-complex="14pt" style:font-weight-complex="bold"/>
    </style:style>
    <style:style style:name="P52" style:family="paragraph" style:parent-style-name="Листинг">
      <style:text-properties fo:font-size="14pt" style:font-size-asian="14pt" style:font-size-complex="14pt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3" style:family="text">
      <style:text-properties fo:font-variant="normal" fo:text-transform="none" style:font-name="Times New Roman2" fo:font-size="14pt" officeooo:rsid="00122c5e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style:language-asian="ru" style:country-asian="RU" style:language-complex="ar" style:country-complex="SA"/>
    </style:style>
    <style:style style:name="T5" style:family="text">
      <style:text-properties officeooo:rsid="00166f6a" style:language-asian="ru" style:country-asian="RU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language-asian="ru" style:country-asian="RU" style:language-complex="ar" style:country-complex="SA"/>
    </style:style>
    <style:style style:name="T8" style:family="text">
      <style:text-properties fo:language="en" fo:country="US" officeooo:rsid="00175f55" style:language-asian="ru" style:country-asian="RU" style:language-complex="ar" style:country-complex="SA"/>
    </style:style>
    <style:style style:name="T9" style:family="text">
      <style:text-properties fo:language="en" fo:country="US" officeooo:rsid="00184445" style:language-asian="ru" style:country-asian="RU" style:language-complex="ar" style:country-complex="SA"/>
    </style:style>
    <style:style style:name="T10" style:family="text">
      <style:text-properties fo:language="en" fo:country="US" officeooo:rsid="0023ba02" style:language-asian="ru" style:country-asian="RU" style:language-complex="ar" style:country-complex="SA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184445" style:font-weight-asian="bold" style:font-weight-complex="bold"/>
    </style:style>
    <style:style style:name="T13" style:family="text">
      <style:text-properties fo:language="en" fo:country="US" fo:font-weight="bold" officeooo:rsid="0029c9a9" style:font-weight-asian="bold" style:font-weight-complex="bold"/>
    </style:style>
    <style:style style:name="T14" style:family="text">
      <style:text-properties style:use-window-font-color="true" style:font-name="Times New Roman2" fo:font-size="14pt" fo:language="ru" fo:country="RU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5" style:family="text">
      <style:text-properties style:use-window-font-color="true" style:font-name="Times New Roman2" fo:font-size="14pt" fo:language="ru" fo:country="RU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6" style:family="text">
      <style:text-properties style:use-window-font-color="true" style:font-name="Times New Roman2" fo:font-size="14pt" fo:language="ru" fo:country="RU" officeooo:rsid="001aae93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7" style:family="text">
      <style:text-properties style:use-window-font-color="true" style:font-name="Times New Roman2" fo:font-size="14pt" fo:language="ru" fo:country="RU" fo:font-style="italic" officeooo:rsid="001433a9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18" style:family="text">
      <style:text-properties style:use-window-font-color="true" style:font-name="Times New Roman2" fo:font-size="14pt" fo:language="en" fo:country="US" officeooo:rsid="001433a9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19" style:family="text">
      <style:text-properties style:use-window-font-color="true" style:font-name="Times New Roman2" fo:font-size="14pt" fo:language="en" fo:country="US" officeooo:rsid="0029875d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20" style:family="text">
      <style:text-properties style:use-window-font-color="true" style:font-name="Times New Roman2" fo:font-size="14pt" fo:language="en" fo:country="US" officeooo:rsid="0015861c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1" style:family="text">
      <style:text-properties style:use-window-font-color="true" style:font-name="Times New Roman2" fo:font-size="14pt" fo:language="en" fo:country="US" officeooo:rsid="0015be1f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2" style:family="text">
      <style:text-properties style:use-window-font-color="true" style:font-name="Times New Roman2" fo:font-size="14pt" fo:language="en" fo:country="US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3" style:family="text">
      <style:text-properties style:use-window-font-color="true" style:font-name="Times New Roman2" fo:font-size="14pt" fo:language="en" fo:country="US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4" style:family="text">
      <style:text-properties style:use-window-font-color="true" style:font-name="Times New Roman2" fo:font-size="14pt" fo:language="en" fo:country="US" officeooo:rsid="001e0060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5" style:family="text">
      <style:text-properties style:use-window-font-color="true" style:font-name="Times New Roman2" fo:font-size="14pt" fo:language="en" fo:country="US" officeooo:rsid="001f76ed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6" style:family="text">
      <style:text-properties style:use-window-font-color="true" style:font-name="Times New Roman2" fo:font-size="14pt" fo:language="en" fo:country="US" officeooo:rsid="002118ed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7" style:family="text">
      <style:text-properties style:use-window-font-color="true" style:font-name="Times New Roman2" fo:font-size="14pt" fo:language="en" fo:country="US" officeooo:rsid="0023ba02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8" style:family="text">
      <style:text-properties style:use-window-font-color="true" style:font-name="Times New Roman2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29" style:family="text">
      <style:text-properties style:use-window-font-color="true" style:font-name="Times New Roman2" fo:font-size="14pt" fo:language="en" fo:country="US" fo:font-weight="bold" officeooo:rsid="0029875d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30" style:family="text">
      <style:text-properties style:use-window-font-color="true" style:font-name="Times New Roman2" fo:language="en" fo:country="US" officeooo:rsid="001433a9" style:letter-kerning="true" style:font-name-asian="Times New Roman3" style:language-asian="zh" style:country-asian="CN" style:font-name-complex="Times New Roman3" style:language-complex="hi" style:country-complex="IN"/>
    </style:style>
    <style:style style:name="T31" style:family="text">
      <style:text-properties style:use-window-font-color="true" style:font-name="Times New Roman2" fo:language="en" fo:country="US" officeooo:rsid="0029875d" style:letter-kerning="true" style:font-name-asian="Times New Roman3" style:language-asian="zh" style:country-asian="CN" style:font-name-complex="Times New Roman3" style:language-complex="hi" style:country-complex="IN"/>
    </style:style>
    <style:style style:name="T32" style:family="text">
      <style:text-properties style:use-window-font-color="true" style:font-name="Times New Roman2" fo:language="en" fo:country="US" fo:font-weight="bold" officeooo:rsid="001433a9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33" style:family="text">
      <style:text-properties style:use-window-font-color="true" style:font-name="Times New Roman2" fo:language="en" fo:country="US" fo:font-weight="bold" officeooo:rsid="0029875d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34" style:family="text">
      <style:text-properties style:use-window-font-color="true" fo:language="en" fo:country="US" officeooo:rsid="0015be1f" style:letter-kerning="true" style:font-name-asian="Times New Roman3" style:language-asian="ru" style:country-asian="RU" style:font-name-complex="Times New Roman3" style:language-complex="ar" style:country-complex="SA"/>
    </style:style>
    <style:style style:name="T35" style:family="text">
      <style:text-properties style:use-window-font-color="true" fo:language="en" fo:country="US" officeooo:rsid="001f76ed" style:letter-kerning="true" style:font-name-asian="Times New Roman3" style:language-asian="ru" style:country-asian="RU" style:font-name-complex="Times New Roman3" style:language-complex="ar" style:country-complex="SA"/>
    </style:style>
    <style:style style:name="T36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T38" style:family="text">
      <style:text-properties style:font-name="Times New Roman2" fo:font-size="14pt" officeooo:rsid="00175f55" style:font-size-asian="14pt" style:language-asian="ru" style:country-asian="RU" style:font-size-complex="14pt" style:language-complex="ar" style:country-complex="SA"/>
    </style:style>
    <style:style style:name="T39" style:family="text">
      <style:text-properties style:font-name="Times New Roman2" fo:font-size="14pt" style:font-size-asian="14pt" style:font-size-complex="14pt"/>
    </style:style>
    <style:style style:name="T40" style:family="text">
      <style:text-properties style:font-name="Times New Roman2" fo:font-size="14pt" fo:language="en" fo:country="US" style:font-size-asian="14pt" style:font-size-complex="14pt"/>
    </style:style>
    <style:style style:name="T41" style:family="text">
      <style:text-properties style:font-name="Times New Roman2" fo:font-size="14pt" fo:language="en" fo:country="US" officeooo:rsid="00184445" style:font-size-asian="14pt" style:font-size-complex="14pt"/>
    </style:style>
    <style:style style:name="T42" style:family="text">
      <style:text-properties style:font-name="Times New Roman2" fo:font-size="14pt" fo:language="en" fo:country="US" style:font-size-asian="14pt" style:language-asian="ru" style:country-asian="RU" style:font-size-complex="14pt" style:language-complex="ar" style:country-complex="SA"/>
    </style:style>
    <style:style style:name="T43" style:family="text">
      <style:text-properties style:font-name="Times New Roman2" fo:font-size="14pt" fo:language="en" fo:country="US" officeooo:rsid="001e0060" style:font-size-asian="14pt" style:language-asian="ru" style:country-asian="RU" style:font-size-complex="14pt" style:language-complex="ar" style:country-complex="SA"/>
    </style:style>
    <style:style style:name="T44" style:family="text">
      <style:text-properties style:font-name="Times New Roman2" fo:font-size="14pt" fo:language="en" fo:country="US" officeooo:rsid="001f4e85" style:font-size-asian="14pt" style:language-asian="ru" style:country-asian="RU" style:font-size-complex="14pt" style:language-complex="ar" style:country-complex="SA"/>
    </style:style>
    <style:style style:name="T45" style:family="text">
      <style:text-properties style:font-name="Times New Roman2" fo:font-size="14pt" fo:language="en" fo:country="US" fo:font-weight="bold" style:font-size-asian="14pt" style:font-weight-asian="bold" style:font-size-complex="14pt" style:font-weight-complex="bold"/>
    </style:style>
    <style:style style:name="T46" style:family="text">
      <style:text-properties style:font-name="Times New Roman2" fo:font-size="14pt" fo:language="en" fo:country="US" fo:font-weight="bold" officeooo:rsid="00184445" style:font-size-asian="14pt" style:font-weight-asian="bold" style:font-size-complex="14pt" style:font-weight-complex="bold"/>
    </style:style>
    <style:style style:name="T47" style:family="text">
      <style:text-properties style:font-name="Times New Roman2" fo:language="en" fo:country="US" officeooo:rsid="00184445"/>
    </style:style>
    <style:style style:name="T48" style:family="text">
      <style:text-properties style:font-name="Times New Roman2" fo:language="en" fo:country="US" fo:font-weight="bold" style:font-weight-asian="bold" style:font-weight-complex="bold"/>
    </style:style>
    <style:style style:name="T49" style:family="text">
      <style:text-properties style:font-name="Times New Roman2" fo:language="en" fo:country="US" fo:font-weight="bold" officeooo:rsid="00184445" style:font-weight-asian="bold" style:font-weight-complex="bold"/>
    </style:style>
    <style:style style:name="T50" style:family="text">
      <style:text-properties style:font-name="Times New Roman2" fo:font-weight="bold" style:font-weight-asian="bold" style:font-weight-complex="bold"/>
    </style:style>
    <style:style style:name="T51" style:family="text">
      <style:text-properties officeooo:rsid="00175f55"/>
    </style:style>
    <style:style style:name="T52" style:family="text">
      <style:text-properties officeooo:rsid="001aae93"/>
    </style:style>
    <style:style style:name="T53" style:family="text">
      <style:text-properties officeooo:rsid="001bcc27"/>
    </style:style>
    <style:style style:name="T54" style:family="text">
      <style:text-properties officeooo:rsid="00228f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1">Кафедра МО ЭВМ</text:p>
      <text:p text:style-name="P5"/>
      <text:p text:style-name="P9"/>
      <text:p text:style-name="P9"/>
      <text:p text:style-name="P9"/>
      <text:p text:style-name="P9"/>
      <text:p text:style-name="P31"><text:span text:style-name="Book_20_Title"><text:span text:style-name="T1"/></text:span></text:p>
      <text:p text:style-name="P31"><text:span text:style-name="Book_20_Title"><text:span text:style-name="T1">отчет</text:span></text:span></text:p>
      <text:p text:style-name="P32">по лабораторной работе №2</text:p>
      <text:p text:style-name="P32">по дисциплине «Организация ЭВМ»</text:p>
      <text:p text:style-name="P31"><text:span text:style-name="Book_20_Title"><text:span text:style-name="T2">Тема: Изучение режимов адресации</text:span></text:span><text:span text:style-name="Book_20_Title"><text:span text:style-name="T3"> </text:span></text:span><text:span text:style-name="Book_20_Title"><text:span text:style-name="T2">и</text:span></text:span></text:p>
      <text:p text:style-name="P31"><text:span text:style-name="Book_20_Title"><text:span text:style-name="T2">формирования исполнительного адреса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тудент гр. <text:span text:style-name="T52">0382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2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10">202<text:span text:style-name="T52">1</text:span></text:p>
      <text:h text:style-name="P3" text:outline-level="2"><text:tab/>Цель работы.</text:h>
      <text:p text:style-name="P34">Изучить работу режимов адресации, используя программу на языке Ассемблера.</text:p>
      <text:p text:style-name="P37">Задание.</text:p>
      <text:p text:style-name="P36">Лабораторная работа 2 предназначена для изучения режимов адресации, использует готовую программу lr2_comp.asm на Ассемблере, которая <text:s/>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<text:s/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 Необходимо составить протокол выполнения программы <text:s/>в пошаговом режиме отладчика по типу <text:s/>таблицы 1 <text:s/>предыдущей лабораторной работы <text:s/>и <text:s/>подписать его <text:s/>у преподавателя. <text:s/>На <text:s/>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<text:s/>объяснения.</text:p>
      <text:p text:style-name="P38">Порядок выполнения работы.</text:p>
      <text:list xml:id="list879242553" text:style-name="L1">
        <text:list-item>
          <text:p text:style-name="P45">Получить у преподавателя вариант набора значений <text:s/>исходных данных (массивов) vec1, vec2 <text:s/>и matr из файла lr2.dat, приведенного в каталоге Задания <text:s/>и занести свои данные <text:s/>вместо значений, указанных в приведенной ниже программе. </text:p>
        </text:list-item>
        <text:list-item>
          <text:p text:style-name="P45">Протранслировать программу с созданием файла диагностических сообщений; объяснить обнаруженные ошибки <text:s/>и закомментировать соответствующие операторы в тексте программы. </text:p>
        </text:list-item>
        <text:list-item>
          <text:p text:style-name="P45">Снова <text:s/>протранслировать программу <text:s/>и <text:s/>скомпоновать загрузочный модуль. </text:p>
        </text:list-item>
        <text:list-item>
          <text:p text:style-name="P45"><text:soft-page-break/>Выполнить программу в пошаговом режиме под управлением отладчика с фиксацией содержимого используемых <text:s/>регистров <text:s/>и <text:s/>ячеек <text:s/>памяти <text:s/>до <text:s/>и <text:s/>после выполнения команды. <text:s/></text:p>
        </text:list-item>
        <text:list-item>
          <text:p text:style-name="P45">Результаты прогона программы под управлением отладчика должны быть подписаны преподавателем и представлены в отчете.</text:p>
        </text:list-item>
      </text:list>
      <text:p text:style-name="P40"><text:span text:style-name="T37">Вариант №</text:span><text:span text:style-name="T16">10</text:span><text:span text:style-name="T37">:</text:span></text:p>
      <text:p text:style-name="P35">vec1 DB 38,37,36,35,31,32,33,34 </text:p>
      <text:p text:style-name="P35">vec2 DB 70,80,-70,-80,50,60,-50,-60</text:p>
      <text:p text:style-name="P35">matr DB -2,-1,5,6,-8,-7,3,4,-4,-3,7,8,-6,-5,1,2</text:p>
      <text:p text:style-name="P39"/>
      <text:h text:style-name="P4" text:outline-level="2"><text:tab/>Выполнение работы.</text:h>
      <text:p text:style-name="P34">Описание ошибок, обнаруженных при первоначальной трансляции:</text:p>
      <text:list xml:id="list4232555879" text:style-name="WWNum2">
        <text:list-item>
          <text:p text:style-name="P46">mov mem3,[bx] - LR.ASM(41): error A2052: Improper operand type</text:p>
        </text:list-item>
      </text:list>
      <text:p text:style-name="P41">Перемещение данных из памяти в память недопустим. Перемещать возможно только между двумя регистрами или регистрами и памятью.</text:p>
      <text:list xml:id="list172020194806350" text:continue-numbering="true" text:style-name="WWNum2">
        <text:list-item>
          <text:p text:style-name="P46">mov cx,vec2[di] - LR.ASM(48): warning A4031: Operand types must match</text:p>
        </text:list-item>
      </text:list>
      <text:p text:style-name="P34">Несовпадение размеров операндов. Регистр <text:span text:style-name="T6">cx</text:span> имеет размер в 2 байта, а элемент массива <text:span text:style-name="T6">vec</text:span>2 – 1 байт.</text:p>
      <text:list xml:id="list172018916908967" text:continue-numbering="true" text:style-name="WWNum2">
        <text:list-item>
          <text:p text:style-name="P46">mov cx,matr[bx][di] - LR.ASM(52): warning A4031: Operand types must match</text:p>
        </text:list-item>
      </text:list>
      <text:p text:style-name="P34">Несовпадение размеров операндов. Регистр <text:span text:style-name="T6">cx</text:span> имеет размер в 2 байта, а элемент массива(матрицы) <text:span text:style-name="T6">matr</text:span> – 1 байт.</text:p>
      <text:list xml:id="list172019961673908" text:continue-numbering="true" text:style-name="WWNum2">
        <text:list-item>
          <text:p text:style-name="P46">mov ax,matr[bx*4][di] - LR.ASM(53): error A2055: Illegal register value</text:p>
        </text:list-item>
      </text:list>
      <text:p text:style-name="P41">Недопустимое значение регистра. Нельзя умножать 2х байтные регистры.</text:p>
      <text:list xml:id="list172019649525460" text:continue-numbering="true" text:style-name="WWNum2">
        <text:list-item>
          <text:p text:style-name="P46">mov ax,matr[bp+bx] - LR.ASM(72): error A2046: Multiple base registers</text:p>
        </text:list-item>
      </text:list>
      <text:p text:style-name="P34">Недопустимое использование более одного базового регистра для адресации</text:p>
      <text:list xml:id="list172020239447649" text:continue-numbering="true" text:style-name="WWNum2">
        <text:list-item>
          <text:p text:style-name="P46"><text:soft-page-break/>mov ax,matr[bp+di+si] - LR.ASM(73): error A2047: Multiple index registers</text:p>
        </text:list-item>
      </text:list>
      <text:p text:style-name="P34">Недопустимое использование более одного индексного регистра.</text:p>
      <text:p text:style-name="P34"/>
      <text:h text:style-name="P4" text:outline-level="2"><text:tab/>Вывод.</text:h>
      <text:p text:style-name="P6"><text:span text:style-name="T4">В результате работы была </text:span>изучена работа режимов адресации с использованием программы на языке Ассемблера.</text:p>
      <text:p text:style-name="P34"/>
      <text:h text:style-name="P2" text:outline-level="1">ПРОТОКОЛ</text:h>
      <text:p text:style-name="P42"><text:span text:style-name="T39">Таблица </text:span><text:span text:style-name="T40">1. </text:span><text:span text:style-name="T17">Результат выполнения программы в пошаг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20">Адрес команды</text:p>
          </table:table-cell>
          <table:table-cell table:style-name="Таблица2.A1" table:number-rows-spanned="2" office:value-type="string">
            <text:p text:style-name="P20">Символический код <text:s/>команды</text:p>
          </table:table-cell>
          <table:table-cell table:style-name="Таблица2.A1" table:number-rows-spanned="2" office:value-type="string">
            <text:p text:style-name="P20">16-ричный <text:s/>код команды</text:p>
          </table:table-cell>
          <table:table-cell table:style-name="Таблица2.D1" office:value-type="string">
            <text:p text:style-name="P20">Содержимое регистров и ячеек памяти</text:p>
          </table:table-cell>
          <table:table-cell table:style-name="Таблица2.E1" office:value-type="string">
            <text:p text:style-name="P20"/>
          </table:table-cell>
        </table:table-row>
        <table:table-row table:style-name="Таблица2.1">
          <table:covered-table-cell/>
          <table:covered-table-cell/>
          <table:covered-table-cell/>
          <table:table-cell table:style-name="Таблица2.A1" office:value-type="string">
            <text:p text:style-name="P20">до выполнения</text:p>
          </table:table-cell>
          <table:table-cell table:style-name="Таблица2.A1" office:value-type="string">
            <text:p text:style-name="P20">После выполнения</text:p>
          </table:table-cell>
        </table:table-row>
        <table:table-row table:style-name="Таблица2.3">
          <table:table-cell table:style-name="Таблица2.A1" office:value-type="string">
            <text:p text:style-name="P20">0000</text:p>
          </table:table-cell>
          <table:table-cell table:style-name="Таблица2.A1" office:value-type="string">
            <text:p text:style-name="P21">PUSH DS</text:p>
          </table:table-cell>
          <table:table-cell table:style-name="Таблица2.A1" office:value-type="string">
            <text:p text:style-name="P21">1E</text:p>
          </table:table-cell>
          <table:table-cell table:style-name="Таблица2.A1" office:value-type="string">
            <text:p text:style-name="P21">(SP) = 0018</text:p>
            <text:p text:style-name="P21">(DS) = 19F5</text:p>
            <text:p text:style-name="P21">Stack:+0 0000</text:p>
          </table:table-cell>
          <table:table-cell table:style-name="Таблица2.A1" office:value-type="string">
            <text:p text:style-name="P21">(SP) = 0016</text:p>
            <text:p text:style-name="P21">(DS) = 19F5</text:p>
            <text:p text:style-name="P21">Stack: +0 19F5</text:p>
          </table:table-cell>
        </table:table-row>
        <table:table-row table:style-name="Таблица2.4">
          <table:table-cell table:style-name="Таблица2.A1" office:value-type="string">
            <text:p text:style-name="P17"><text:span text:style-name="T7">000</text:span><text:span text:style-name="T4">1</text:span></text:p>
          </table:table-cell>
          <table:table-cell table:style-name="Таблица2.A1" office:value-type="string">
            <text:p text:style-name="P21">SUB AX, AX</text:p>
          </table:table-cell>
          <table:table-cell table:style-name="Таблица2.A1" office:value-type="string">
            <text:p text:style-name="P21">2BC0</text:p>
          </table:table-cell>
          <table:table-cell table:style-name="Таблица2.A1" office:value-type="string">
            <text:p text:style-name="P21">(AX) = 0000</text:p>
          </table:table-cell>
          <table:table-cell table:style-name="Таблица2.A1" office:value-type="string">
            <text:p text:style-name="P21">(AX) = 0000</text:p>
          </table:table-cell>
        </table:table-row>
        <table:table-row table:style-name="Таблица2.5">
          <table:table-cell table:style-name="Таблица2.A1" office:value-type="string">
            <text:p text:style-name="P17"><text:span text:style-name="T7">000</text:span><text:span text:style-name="T4">3</text:span></text:p>
          </table:table-cell>
          <table:table-cell table:style-name="Таблица2.A1" office:value-type="string">
            <text:p text:style-name="P21">PUSH AX</text:p>
          </table:table-cell>
          <table:table-cell table:style-name="Таблица2.A1" office:value-type="string">
            <text:p text:style-name="P21">50</text:p>
          </table:table-cell>
          <table:table-cell table:style-name="Таблица2.A1" office:value-type="string">
            <text:p text:style-name="P21">(SP) = 0016</text:p>
            <text:p text:style-name="P21">(AX) = 0000</text:p>
            <text:p text:style-name="P21">Stack: +0 19F5</text:p>
          </table:table-cell>
          <table:table-cell table:style-name="Таблица2.A1" office:value-type="string">
            <text:p text:style-name="P21">(SP) = 0014</text:p>
            <text:p text:style-name="P21">(AX) = 0000</text:p>
            <text:p text:style-name="P21">Stack: +0 0000</text:p>
            <text:p text:style-name="P24"><text:s text:c="11"/>+<text:span text:style-name="T53">2</text:span> 19F5</text:p>
          </table:table-cell>
        </table:table-row>
        <table:table-row table:style-name="Таблица2.6">
          <table:table-cell table:style-name="Таблица2.A1" office:value-type="string">
            <text:p text:style-name="P17"><text:span text:style-name="T7">000</text:span><text:span text:style-name="T4">4</text:span></text:p>
          </table:table-cell>
          <table:table-cell table:style-name="Таблица2.A1" office:value-type="string">
            <text:p text:style-name="P21">MOV AX, 1A07</text:p>
          </table:table-cell>
          <table:table-cell table:style-name="Таблица2.A1" office:value-type="string">
            <text:p text:style-name="P21">B8071A</text:p>
          </table:table-cell>
          <table:table-cell table:style-name="Таблица2.A1" office:value-type="string">
            <text:p text:style-name="P21">(AX) = 0000</text:p>
          </table:table-cell>
          <table:table-cell table:style-name="Таблица2.A1" office:value-type="string">
            <text:p text:style-name="P21">(AX) = 1A07</text:p>
          </table:table-cell>
        </table:table-row>
        <table:table-row table:style-name="Таблица2.7">
          <table:table-cell table:style-name="Таблица2.A1" office:value-type="string">
            <text:p text:style-name="P17"><text:span text:style-name="T7">000</text:span><text:span text:style-name="T4">7</text:span></text:p>
          </table:table-cell>
          <table:table-cell table:style-name="Таблица2.A1" office:value-type="string">
            <text:p text:style-name="P21">MOV DS, AX</text:p>
          </table:table-cell>
          <table:table-cell table:style-name="Таблица2.A1" office:value-type="string">
            <text:p text:style-name="P21">8ED8</text:p>
          </table:table-cell>
          <table:table-cell table:style-name="Таблица2.A1" office:value-type="string">
            <text:p text:style-name="P21">(DS) = 19F5</text:p>
          </table:table-cell>
          <table:table-cell table:style-name="Таблица2.A1" office:value-type="string">
            <text:p text:style-name="P21">(DS) = 1A07</text:p>
          </table:table-cell>
        </table:table-row>
        <table:table-row table:style-name="Таблица2.8">
          <table:table-cell table:style-name="Таблица2.A1" office:value-type="string">
            <text:p text:style-name="P17"><text:span text:style-name="T7">000</text:span><text:span text:style-name="T4">9</text:span></text:p>
          </table:table-cell>
          <table:table-cell table:style-name="Таблица2.A1" office:value-type="string">
            <text:p text:style-name="P21">MOV AX, 01F4</text:p>
          </table:table-cell>
          <table:table-cell table:style-name="Таблица2.A1" office:value-type="string">
            <text:p text:style-name="P21">B8F401</text:p>
          </table:table-cell>
          <table:table-cell table:style-name="Таблица2.A1" office:value-type="string">
            <text:p text:style-name="P21">(AX) = 1A07</text:p>
          </table:table-cell>
          <table:table-cell table:style-name="Таблица2.A1" office:value-type="string">
            <text:p text:style-name="P21">(AX) = 01F4</text:p>
          </table:table-cell>
        </table:table-row>
        <table:table-row table:style-name="Таблица2.9">
          <table:table-cell table:style-name="Таблица2.A1" office:value-type="string">
            <text:p text:style-name="P17"><text:span text:style-name="T7">00</text:span><text:span text:style-name="T4">0С</text:span></text:p>
          </table:table-cell>
          <table:table-cell table:style-name="Таблица2.A1" office:value-type="string">
            <text:p text:style-name="P21">MOV CX, AX</text:p>
          </table:table-cell>
          <table:table-cell table:style-name="Таблица2.A1" office:value-type="string">
            <text:p text:style-name="P21">8BC8</text:p>
          </table:table-cell>
          <table:table-cell table:style-name="Таблица2.A1" office:value-type="string">
            <text:p text:style-name="P13"><text:span text:style-name="T42">(CX) = 00</text:span><text:span text:style-name="T20">B0</text:span></text:p>
          </table:table-cell>
          <table:table-cell table:style-name="Таблица2.A1" office:value-type="string">
            <text:p text:style-name="P21">(<text:span text:style-name="T53">CX</text:span>) = 01F4</text:p>
          </table:table-cell>
        </table:table-row>
        <table:table-row table:style-name="Таблица2.10">
          <table:table-cell table:style-name="Таблица2.A1" office:value-type="string">
            <text:p text:style-name="P21">000E</text:p>
          </table:table-cell>
          <table:table-cell table:style-name="Таблица2.A1" office:value-type="string">
            <text:p text:style-name="P21">MOV BL, 24</text:p>
          </table:table-cell>
          <table:table-cell table:style-name="Таблица2.A1" office:value-type="string">
            <text:p text:style-name="P21">B324</text:p>
          </table:table-cell>
          <table:table-cell table:style-name="Таблица2.A1" office:value-type="string">
            <text:p text:style-name="P21">(BX) = 0000</text:p>
          </table:table-cell>
          <table:table-cell table:style-name="Таблица2.A1" office:value-type="string">
            <text:p text:style-name="P21">(BX) = 0024</text:p>
          </table:table-cell>
        </table:table-row>
        <table:table-row table:style-name="Таблица2.11">
          <table:table-cell table:style-name="Таблица2.A1" office:value-type="string">
            <text:p text:style-name="P21">0010</text:p>
          </table:table-cell>
          <table:table-cell table:style-name="Таблица2.A1" office:value-type="string">
            <text:p text:style-name="P21">MOV BH, CE</text:p>
          </table:table-cell>
          <table:table-cell table:style-name="Таблица2.A1" office:value-type="string">
            <text:p text:style-name="P21">B7CE</text:p>
          </table:table-cell>
          <table:table-cell table:style-name="Таблица2.A1" office:value-type="string">
            <text:p text:style-name="P21">(BX) = 0024</text:p>
          </table:table-cell>
          <table:table-cell table:style-name="Таблица2.A1" office:value-type="string">
            <text:p text:style-name="P21">(BX) = CE24</text:p>
          </table:table-cell>
        </table:table-row>
        <table:table-row table:style-name="Таблица2.12">
          <table:table-cell table:style-name="Таблица2.A1" office:value-type="string">
            <text:p text:style-name="P21">0012</text:p>
          </table:table-cell>
          <table:table-cell table:style-name="Таблица2.A1" office:value-type="string">
            <text:p text:style-name="P21">MOV [0002], FFCE</text:p>
          </table:table-cell>
          <table:table-cell table:style-name="Таблица2.A1" office:value-type="string">
            <text:p text:style-name="P21">C7060200CEFF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13">
          <table:table-cell table:style-name="Таблица2.A1" office:value-type="string">
            <text:p text:style-name="P21">0018</text:p>
          </table:table-cell>
          <table:table-cell table:style-name="Таблица2.A1" office:value-type="string">
            <text:p text:style-name="P21">MOV BX, 0006</text:p>
          </table:table-cell>
          <table:table-cell table:style-name="Таблица2.A1" office:value-type="string">
            <text:p text:style-name="P21">BB0600</text:p>
          </table:table-cell>
          <table:table-cell table:style-name="Таблица2.A1" office:value-type="string">
            <text:p text:style-name="P21">(BX) = CE24</text:p>
          </table:table-cell>
          <table:table-cell table:style-name="Таблица2.A1" office:value-type="string">
            <text:p text:style-name="P21">(BX) = 0006</text:p>
          </table:table-cell>
        </table:table-row>
        <table:table-row table:style-name="Таблица2.14">
          <table:table-cell table:style-name="Таблица2.A1" office:value-type="string">
            <text:p text:style-name="P21">001B</text:p>
          </table:table-cell>
          <table:table-cell table:style-name="Таблица2.A1" office:value-type="string">
            <text:p text:style-name="P21">MOV [0000], AX</text:p>
          </table:table-cell>
          <table:table-cell table:style-name="Таблица2.A1" office:value-type="string">
            <text:p text:style-name="P21">A30000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15">
          <table:table-cell table:style-name="Таблица2.A1" office:value-type="string">
            <text:p text:style-name="P21">001E</text:p>
          </table:table-cell>
          <table:table-cell table:style-name="Таблица2.A1" office:value-type="string">
            <text:p text:style-name="P21">MOV AL, [BX]</text:p>
          </table:table-cell>
          <table:table-cell table:style-name="Таблица2.A1" office:value-type="string">
            <text:p text:style-name="P21">8A07</text:p>
          </table:table-cell>
          <table:table-cell table:style-name="Таблица2.A1" office:value-type="string">
            <text:p text:style-name="P21">(AX) = 01F4</text:p>
          </table:table-cell>
          <table:table-cell table:style-name="Таблица2.A1" office:value-type="string">
            <text:p text:style-name="P13"><text:span text:style-name="T42">(AX) = 01</text:span><text:span text:style-name="T43">26</text:span></text:p>
          </table:table-cell>
        </table:table-row>
        <table:table-row table:style-name="Таблица2.16">
          <table:table-cell table:style-name="Таблица2.A1" office:value-type="string">
            <text:p text:style-name="P21">0020</text:p>
          </table:table-cell>
          <table:table-cell table:style-name="Таблица2.A1" office:value-type="string">
            <text:p text:style-name="P21">MOV AL, [BX+03]</text:p>
          </table:table-cell>
          <table:table-cell table:style-name="Таблица2.A1" office:value-type="string">
            <text:p text:style-name="P21">8A4703</text:p>
          </table:table-cell>
          <table:table-cell table:style-name="Таблица2.A1" office:value-type="string">
            <text:p text:style-name="P13"><text:span text:style-name="T37">(</text:span><text:span text:style-name="T42">AX</text:span><text:span text:style-name="T37">)</text:span><text:span text:style-name="T42"> = 011</text:span><text:span text:style-name="T21">F</text:span></text:p>
          </table:table-cell>
          <table:table-cell table:style-name="Таблица2.A1" office:value-type="string">
            <text:p text:style-name="P13"><text:span text:style-name="T42">(AX) = 01</text:span><text:span text:style-name="T21">2</text:span><text:span text:style-name="T24">3</text:span></text:p>
          </table:table-cell>
        </table:table-row>
        <table:table-row table:style-name="Таблица2.17">
          <table:table-cell table:style-name="Таблица2.A1" office:value-type="string">
            <text:p text:style-name="P21">0023</text:p>
          </table:table-cell>
          <table:table-cell table:style-name="Таблица2.A1" office:value-type="string">
            <text:p text:style-name="P21">MOV CX, [BX+03]</text:p>
          </table:table-cell>
          <table:table-cell table:style-name="Таблица2.A1" office:value-type="string">
            <text:p text:style-name="P21">8B4F03</text:p>
          </table:table-cell>
          <table:table-cell table:style-name="Таблица2.A1" office:value-type="string">
            <text:p text:style-name="P21">(CX) = 01F4</text:p>
          </table:table-cell>
          <table:table-cell table:style-name="Таблица2.A1" office:value-type="string">
            <text:p text:style-name="P13"><text:span text:style-name="T42">(CX) = </text:span><text:span text:style-name="T44">1F23</text:span></text:p>
          </table:table-cell>
        </table:table-row>
        <table:table-row table:style-name="Таблица2.18">
          <table:table-cell table:style-name="Таблица2.A1" office:value-type="string">
            <text:p text:style-name="P21">0026</text:p>
          </table:table-cell>
          <table:table-cell table:style-name="Таблица2.A1" office:value-type="string">
            <text:p text:style-name="P21">MOV DI, 0002</text:p>
          </table:table-cell>
          <table:table-cell table:style-name="Таблица2.A1" office:value-type="string">
            <text:p text:style-name="P21">BF0200</text:p>
          </table:table-cell>
          <table:table-cell table:style-name="Таблица2.A1" office:value-type="string">
            <text:p text:style-name="P21">(DI) = 0000</text:p>
          </table:table-cell>
          <table:table-cell table:style-name="Таблица2.A1" office:value-type="string">
            <text:p text:style-name="P21">(DI) = 0002</text:p>
          </table:table-cell>
        </table:table-row>
        <table:table-row table:style-name="Таблица2.19">
          <table:table-cell table:style-name="Таблица2.A1" office:value-type="string">
            <text:p text:style-name="P21">0029</text:p>
          </table:table-cell>
          <table:table-cell table:style-name="Таблица2.A1" office:value-type="string">
            <text:p text:style-name="P21">MOV AL, [000E+DI]</text:p>
          </table:table-cell>
          <table:table-cell table:style-name="Таблица2.A1" office:value-type="string">
            <text:p text:style-name="P21">8A850E00</text:p>
          </table:table-cell>
          <table:table-cell table:style-name="Таблица2.A1" office:value-type="string">
            <text:p text:style-name="P18"><text:span text:style-name="T7">(AX) = 01</text:span><text:span text:style-name="T34">2</text:span><text:span text:style-name="T35">3</text:span></text:p>
          </table:table-cell>
          <table:table-cell table:style-name="Таблица2.A1" office:value-type="string">
            <text:p text:style-name="P13"><text:span text:style-name="T37">(</text:span><text:span text:style-name="T42">AX</text:span><text:span text:style-name="T37">)</text:span><text:span text:style-name="T42"> = 01</text:span><text:span text:style-name="T25">BA</text:span></text:p>
          </table:table-cell>
        </table:table-row>
        <table:table-row table:style-name="Таблица2.20">
          <table:table-cell table:style-name="Таблица2.A1" office:value-type="string">
            <text:p text:style-name="P21">002D</text:p>
          </table:table-cell>
          <table:table-cell table:style-name="Таблица2.A1" office:value-type="string">
            <text:p text:style-name="P21">MOV BX, 0003</text:p>
          </table:table-cell>
          <table:table-cell table:style-name="Таблица2.A1" office:value-type="string">
            <text:p text:style-name="P21">BB0300</text:p>
          </table:table-cell>
          <table:table-cell table:style-name="Таблица2.A1" office:value-type="string">
            <text:p text:style-name="P21">(BX) = 0006</text:p>
          </table:table-cell>
          <table:table-cell table:style-name="Таблица2.A1" office:value-type="string">
            <text:p text:style-name="P21">(BX) = 0003</text:p>
          </table:table-cell>
        </table:table-row>
        <table:table-row table:style-name="Таблица2.21">
          <table:table-cell table:style-name="Таблица2.A1" office:value-type="string">
            <text:p text:style-name="P21">0030</text:p>
          </table:table-cell>
          <table:table-cell table:style-name="Таблица2.A1" office:value-type="string">
            <text:p text:style-name="P21">MOV AL, [0016+BX+DI]</text:p>
          </table:table-cell>
          <table:table-cell table:style-name="Таблица2.A1" office:value-type="string">
            <text:p text:style-name="P21">8A811600</text:p>
          </table:table-cell>
          <table:table-cell table:style-name="Таблица2.A1" office:value-type="string">
            <text:p text:style-name="P18"><text:span text:style-name="T7">(AX) = 01</text:span><text:span text:style-name="T35">BA</text:span></text:p>
          </table:table-cell>
          <table:table-cell table:style-name="Таблица2.A1" office:value-type="string">
            <text:p text:style-name="P13"><text:span text:style-name="T42">(AX) = 01</text:span><text:span text:style-name="T22">F</text:span><text:span text:style-name="T26">9</text:span></text:p>
          </table:table-cell>
        </table:table-row>
        <table:table-row table:style-name="Таблица2.22">
          <table:table-cell table:style-name="Таблица2.A1" office:value-type="string">
            <text:p text:style-name="P21">0034</text:p>
          </table:table-cell>
          <table:table-cell table:style-name="Таблица2.A1" office:value-type="string">
            <text:p text:style-name="P21">MOV AX, 1A07</text:p>
          </table:table-cell>
          <table:table-cell table:style-name="Таблица2.A1" office:value-type="string">
            <text:p text:style-name="P21">B8071A</text:p>
          </table:table-cell>
          <table:table-cell table:style-name="Таблица2.A1" office:value-type="string">
            <text:p text:style-name="P13"><text:span text:style-name="T42">(AX) = 01</text:span><text:span text:style-name="T22">F</text:span><text:span text:style-name="T26">9</text:span></text:p>
          </table:table-cell>
          <table:table-cell table:style-name="Таблица2.A1" office:value-type="string">
            <text:p text:style-name="P21">(AX) = 1A07</text:p>
          </table:table-cell>
        </table:table-row>
        <table:table-row table:style-name="Таблица2.23">
          <table:table-cell table:style-name="Таблица2.A1" office:value-type="string">
            <text:p text:style-name="P21">0037</text:p>
          </table:table-cell>
          <table:table-cell table:style-name="Таблица2.A1" office:value-type="string">
            <text:p text:style-name="P21">MOV ES, AX</text:p>
          </table:table-cell>
          <table:table-cell table:style-name="Таблица2.A1" office:value-type="string">
            <text:p text:style-name="P21">8EC0</text:p>
          </table:table-cell>
          <table:table-cell table:style-name="Таблица2.A1" office:value-type="string">
            <text:p text:style-name="P21">(ES) = 19F5</text:p>
          </table:table-cell>
          <table:table-cell table:style-name="Таблица2.A1" office:value-type="string">
            <text:p text:style-name="P21">(ES) = 1A07</text:p>
          </table:table-cell>
        </table:table-row>
        <table:table-row table:style-name="Таблица2.24">
          <table:table-cell table:style-name="Таблица2.A1" office:value-type="string">
            <text:p text:style-name="P21">0039</text:p>
          </table:table-cell>
          <table:table-cell table:style-name="Таблица2.A1" office:value-type="string">
            <text:p text:style-name="P21">MOV AX, ES:[BX]</text:p>
          </table:table-cell>
          <table:table-cell table:style-name="Таблица2.A1" office:value-type="string">
            <text:p text:style-name="P21">268B07</text:p>
          </table:table-cell>
          <table:table-cell table:style-name="Таблица2.A1" office:value-type="string">
            <text:p text:style-name="P21">(AX) = 1A07</text:p>
          </table:table-cell>
          <table:table-cell table:style-name="Таблица2.A1" office:value-type="string">
            <text:p text:style-name="P21">(AX) = 00FF</text:p>
          </table:table-cell>
        </table:table-row>
        <table:table-row table:style-name="Таблица2.25">
          <table:table-cell table:style-name="Таблица2.A1" office:value-type="string">
            <text:p text:style-name="P21">003C</text:p>
          </table:table-cell>
          <table:table-cell table:style-name="Таблица2.A1" office:value-type="string">
            <text:p text:style-name="P21">MOV AX, 0000</text:p>
          </table:table-cell>
          <table:table-cell table:style-name="Таблица2.A1" office:value-type="string">
            <text:p text:style-name="P21">B80000</text:p>
          </table:table-cell>
          <table:table-cell table:style-name="Таблица2.A1" office:value-type="string">
            <text:p text:style-name="P17"><text:span text:style-name="T4">(</text:span><text:span text:style-name="T7">AX</text:span><text:span text:style-name="T4">)</text:span><text:span text:style-name="T7"> = 00FF</text:span></text:p>
          </table:table-cell>
          <table:table-cell table:style-name="Таблица2.A1" office:value-type="string">
            <text:p text:style-name="P21">(AX) = 0000</text:p>
          </table:table-cell>
        </table:table-row>
        <text:soft-page-break/>
        <table:table-row table:style-name="Таблица2.26">
          <table:table-cell table:style-name="Таблица2.A1" office:value-type="string">
            <text:p text:style-name="P13"><text:span text:style-name="T37">003</text:span><text:span text:style-name="T14">F</text:span></text:p>
          </table:table-cell>
          <table:table-cell table:style-name="Таблица2.A1" office:value-type="string">
            <text:p text:style-name="P21">MOV ES, AX</text:p>
          </table:table-cell>
          <table:table-cell table:style-name="Таблица2.A1" office:value-type="string">
            <text:p text:style-name="P21">8EC0</text:p>
          </table:table-cell>
          <table:table-cell table:style-name="Таблица2.A1" office:value-type="string">
            <text:p text:style-name="P21">(ES) = 1A07</text:p>
          </table:table-cell>
          <table:table-cell table:style-name="Таблица2.A1" office:value-type="string">
            <text:p text:style-name="P21">(ES) = 0000</text:p>
          </table:table-cell>
        </table:table-row>
        <table:table-row table:style-name="Таблица2.27">
          <table:table-cell table:style-name="Таблица2.A1" office:value-type="string">
            <text:p text:style-name="P20">0041</text:p>
          </table:table-cell>
          <table:table-cell table:style-name="Таблица2.A1" office:value-type="string">
            <text:p text:style-name="P21">PUSH DS</text:p>
          </table:table-cell>
          <table:table-cell table:style-name="Таблица2.A1" office:value-type="string">
            <text:p text:style-name="P21">1E</text:p>
          </table:table-cell>
          <table:table-cell table:style-name="Таблица2.A1" office:value-type="string">
            <text:p text:style-name="P21">(DS) = 1A07</text:p>
            <text:p text:style-name="P21">(SP) = 0014</text:p>
            <text:p text:style-name="P21">Stack: +0 0000</text:p>
            <text:p text:style-name="P21"><text:s text:c="11"/><text:span text:style-name="T54">+2 19F5</text:span></text:p>
          </table:table-cell>
          <table:table-cell table:style-name="Таблица2.A1" office:value-type="string">
            <text:p text:style-name="P21">(DS) = 1A07</text:p>
            <text:p text:style-name="P21">(SP) = 0012</text:p>
            <text:p text:style-name="P21">Stack: +0 1A07</text:p>
            <text:p text:style-name="P21"><text:s text:c="11"/><text:span text:style-name="T54">+2 0000</text:span></text:p>
            <text:p text:style-name="P21"><text:s text:c="12"/><text:span text:style-name="T54">+4 19F5</text:span></text:p>
          </table:table-cell>
        </table:table-row>
        <table:table-row table:style-name="Таблица2.28">
          <table:table-cell table:style-name="Таблица2.A1" office:value-type="string">
            <text:p text:style-name="P20">0042</text:p>
          </table:table-cell>
          <table:table-cell table:style-name="Таблица2.A1" office:value-type="string">
            <text:p text:style-name="P21">POP ES</text:p>
          </table:table-cell>
          <table:table-cell table:style-name="Таблица2.A1" office:value-type="string">
            <text:p text:style-name="P21">07</text:p>
          </table:table-cell>
          <table:table-cell table:style-name="Таблица2.A1" office:value-type="string">
            <text:p text:style-name="P21">(ES) = 0000</text:p>
            <text:p text:style-name="P21">(SP) = 0012</text:p>
            <text:p text:style-name="P21">Stack: +0 1A07</text:p>
          </table:table-cell>
          <table:table-cell table:style-name="Таблица2.A1" office:value-type="string">
            <text:p text:style-name="P21">(ES) = 1A07</text:p>
            <text:p text:style-name="P21">(SP) = 0014</text:p>
            <text:p text:style-name="P21">Stack: +0 0000</text:p>
          </table:table-cell>
        </table:table-row>
        <table:table-row table:style-name="Таблица2.29">
          <table:table-cell table:style-name="Таблица2.A1" office:value-type="string">
            <text:p text:style-name="P21">0043</text:p>
          </table:table-cell>
          <table:table-cell table:style-name="Таблица2.A1" office:value-type="string">
            <text:p text:style-name="P21">MOV CX, ES:[BX-01]</text:p>
          </table:table-cell>
          <table:table-cell table:style-name="Таблица2.A1" office:value-type="string">
            <text:p text:style-name="P21">268B4FFF</text:p>
          </table:table-cell>
          <table:table-cell table:style-name="Таблица2.A1" office:value-type="string">
            <text:p text:style-name="P13"><text:span text:style-name="T42">(CX) = </text:span><text:span text:style-name="T27">1F23</text:span></text:p>
          </table:table-cell>
          <table:table-cell table:style-name="Таблица2.A1" office:value-type="string">
            <text:p text:style-name="P21">(CX) = FFCE</text:p>
          </table:table-cell>
        </table:table-row>
        <table:table-row table:style-name="Таблица2.30">
          <table:table-cell table:style-name="Таблица2.A1" office:value-type="string">
            <text:p text:style-name="P21">0047</text:p>
          </table:table-cell>
          <table:table-cell table:style-name="Таблица2.A1" office:value-type="string">
            <text:p text:style-name="P21">XCHG AX, CX</text:p>
          </table:table-cell>
          <table:table-cell table:style-name="Таблица2.A1" office:value-type="string">
            <text:p text:style-name="P21">91</text:p>
          </table:table-cell>
          <table:table-cell table:style-name="Таблица2.A1" office:value-type="string">
            <text:p text:style-name="P21">(AX) = 0000</text:p>
            <text:p text:style-name="P21">(CX) = FFCE</text:p>
          </table:table-cell>
          <table:table-cell table:style-name="Таблица2.A1" office:value-type="string">
            <text:p text:style-name="P21">(AX) = FFCE</text:p>
            <text:p text:style-name="P21">(CX) = 0000</text:p>
          </table:table-cell>
        </table:table-row>
        <table:table-row table:style-name="Таблица2.31">
          <table:table-cell table:style-name="Таблица2.A1" office:value-type="string">
            <text:p text:style-name="P21">0048</text:p>
          </table:table-cell>
          <table:table-cell table:style-name="Таблица2.A1" office:value-type="string">
            <text:p text:style-name="P21">MOV DI, 0002</text:p>
          </table:table-cell>
          <table:table-cell table:style-name="Таблица2.A1" office:value-type="string">
            <text:p text:style-name="P21">BF0200</text:p>
          </table:table-cell>
          <table:table-cell table:style-name="Таблица2.A1" office:value-type="string">
            <text:p text:style-name="P21">(DI) = 0002</text:p>
          </table:table-cell>
          <table:table-cell table:style-name="Таблица2.A1" office:value-type="string">
            <text:p text:style-name="P21">(DI) = 0002</text:p>
          </table:table-cell>
        </table:table-row>
        <table:table-row table:style-name="Таблица2.32">
          <table:table-cell table:style-name="Таблица2.A1" office:value-type="string">
            <text:p text:style-name="P21">004B</text:p>
          </table:table-cell>
          <table:table-cell table:style-name="Таблица2.A1" office:value-type="string">
            <text:p text:style-name="P21">MOV ES:[BX+DI], AX</text:p>
          </table:table-cell>
          <table:table-cell table:style-name="Таблица2.A1" office:value-type="string">
            <text:p text:style-name="P21">268901</text:p>
          </table:table-cell>
          <table:table-cell table:style-name="Таблица2.A1" office:value-type="string">
            <text:p text:style-name="P27"><text:s text:c="7"/>5 <text:s text:c="2"/>6</text:p>
            <text:p text:style-name="P27">DS:00 <text:s/>26</text:p>
          </table:table-cell>
          <table:table-cell table:style-name="Таблица2.A1" office:value-type="string">
            <text:p text:style-name="P33"><text:s text:c="7"/>5 <text:s text:c="2"/>6</text:p>
            <text:p text:style-name="P27">DS:CE FF</text:p>
          </table:table-cell>
        </table:table-row>
        <table:table-row table:style-name="Таблица2.33">
          <table:table-cell table:style-name="Таблица2.A1" office:value-type="string">
            <text:p text:style-name="P21">004E</text:p>
          </table:table-cell>
          <table:table-cell table:style-name="Таблица2.A1" office:value-type="string">
            <text:p text:style-name="P21">MOV BP, SP</text:p>
          </table:table-cell>
          <table:table-cell table:style-name="Таблица2.A1" office:value-type="string">
            <text:p text:style-name="P17"><text:span text:style-name="T4">8BE</text:span><text:span text:style-name="T5">C</text:span></text:p>
          </table:table-cell>
          <table:table-cell table:style-name="Таблица2.A1" office:value-type="string">
            <text:p text:style-name="P17"><text:span text:style-name="T4">(</text:span><text:span text:style-name="T7">BP</text:span><text:span text:style-name="T4">)</text:span><text:span text:style-name="T7"> = 00</text:span><text:span text:style-name="T10">1</text:span><text:span text:style-name="T7">0</text:span></text:p>
          </table:table-cell>
          <table:table-cell table:style-name="Таблица2.A1" office:value-type="string">
            <text:p text:style-name="P21">(BP) = 0014</text:p>
          </table:table-cell>
        </table:table-row>
        <table:table-row table:style-name="Таблица2.34">
          <table:table-cell table:style-name="Таблица2.A1" office:value-type="string">
            <text:p text:style-name="P21">0050</text:p>
          </table:table-cell>
          <table:table-cell table:style-name="Таблица2.A1" office:value-type="string">
            <text:p text:style-name="P28">PUSH <text:span text:style-name="T51">01F4</text:span></text:p>
          </table:table-cell>
          <table:table-cell table:style-name="Таблица2.A1" office:value-type="string">
            <text:p text:style-name="P28">FF360000</text:p>
          </table:table-cell>
          <table:table-cell table:style-name="Таблица2.A1" office:value-type="string">
            <text:p text:style-name="P22">(SP) = 0014</text:p>
            <text:p text:style-name="P18"><text:span text:style-name="T7">Stack: </text:span><text:span text:style-name="T4">+0 0000</text:span></text:p>
            <text:p text:style-name="P18"><text:span text:style-name="T4">+2 19</text:span><text:span text:style-name="T7">F5</text:span></text:p>
            <text:p text:style-name="P22">+4 0000</text:p>
          </table:table-cell>
          <table:table-cell table:style-name="Таблица2.A1" office:value-type="string">
            <text:p text:style-name="P14"><text:span text:style-name="T42">(SP) = 001</text:span><text:span text:style-name="T22">2</text:span></text:p>
            <text:p text:style-name="P14"><text:span text:style-name="T42">Stack: </text:span><text:span text:style-name="T37">+0 </text:span><text:span text:style-name="T14">01F4</text:span></text:p>
            <text:p text:style-name="P14"><text:span text:style-name="T37">+2 </text:span><text:span text:style-name="T14">0000</text:span></text:p>
            <text:p text:style-name="P22">+4 19F5</text:p>
          </table:table-cell>
        </table:table-row>
        <table:table-row table:style-name="Таблица2.35">
          <table:table-cell table:style-name="Таблица2.A1" office:value-type="string">
            <text:p text:style-name="P19">0054</text:p>
          </table:table-cell>
          <table:table-cell table:style-name="Таблица2.A1" office:value-type="string">
            <text:p text:style-name="P19">PUSH FFCE</text:p>
          </table:table-cell>
          <table:table-cell table:style-name="Таблица2.A1" office:value-type="string">
            <text:p text:style-name="P29">FF360<text:span text:style-name="T51">2</text:span>00</text:p>
          </table:table-cell>
          <table:table-cell table:style-name="Таблица2.A1" office:value-type="string">
            <text:p text:style-name="P15"><text:span text:style-name="T42">(SP) = 001</text:span><text:span text:style-name="T22">2</text:span></text:p>
            <text:p text:style-name="P15"><text:span text:style-name="T42">Stack: </text:span><text:span text:style-name="T37">+0 </text:span><text:span text:style-name="T14">01F4</text:span></text:p>
            <text:p text:style-name="P15"><text:span text:style-name="T37">+2 </text:span><text:span text:style-name="T14">0000</text:span></text:p>
            <text:p text:style-name="P23">+4 19F5</text:p>
            <text:p text:style-name="P25">+6 0000</text:p>
          </table:table-cell>
          <table:table-cell table:style-name="Таблица2.A1" office:value-type="string">
            <text:p text:style-name="P15"><text:span text:style-name="T42">(SP) = 001</text:span><text:span text:style-name="T23">0</text:span></text:p>
            <text:p text:style-name="P15"><text:span text:style-name="T42">Stack: </text:span><text:span text:style-name="T37">+0 </text:span><text:span text:style-name="T38">FFCE</text:span></text:p>
            <text:p text:style-name="P15"><text:span text:style-name="T37">+2 </text:span><text:span text:style-name="T14">01F4</text:span></text:p>
            <text:p text:style-name="P15"><text:span text:style-name="T42">+4 </text:span><text:span text:style-name="T23">0000</text:span></text:p>
            <text:p text:style-name="P25">+6 19F5</text:p>
          </table:table-cell>
        </table:table-row>
        <table:table-row table:style-name="Таблица2.36">
          <table:table-cell table:style-name="Таблица2.A36" office:value-type="string">
            <text:p text:style-name="P30">0058</text:p>
          </table:table-cell>
          <table:table-cell table:style-name="Таблица2.A36" office:value-type="string">
            <text:p text:style-name="P21">MOV BP, SP</text:p>
          </table:table-cell>
          <table:table-cell table:style-name="Таблица2.A36" office:value-type="string">
            <text:p text:style-name="P17"><text:span text:style-name="T4">8BE</text:span><text:span text:style-name="T5">C</text:span></text:p>
          </table:table-cell>
          <table:table-cell table:style-name="Таблица2.A36" office:value-type="string">
            <text:p text:style-name="P17"><text:span text:style-name="T4">(</text:span><text:span text:style-name="T7">BP</text:span><text:span text:style-name="T4">)</text:span><text:span text:style-name="T7"> = 00</text:span><text:span text:style-name="T8">14</text:span></text:p>
          </table:table-cell>
          <table:table-cell table:style-name="Таблица2.A36" office:value-type="string">
            <text:p text:style-name="P17"><text:span text:style-name="T7">(BP) = 001</text:span><text:span text:style-name="T8">0</text:span></text:p>
          </table:table-cell>
        </table:table-row>
        <table:table-row table:style-name="Таблица2.37">
          <table:table-cell table:style-name="Таблица2.A36" office:value-type="string">
            <text:p text:style-name="P30">005A</text:p>
          </table:table-cell>
          <table:table-cell table:style-name="Таблица2.A36" office:value-type="string">
            <text:p text:style-name="P19">MOV DX, [BP+02]</text:p>
          </table:table-cell>
          <table:table-cell table:style-name="Таблица2.A36" office:value-type="string">
            <text:p text:style-name="P19">8B5602</text:p>
          </table:table-cell>
          <table:table-cell table:style-name="Таблица2.A36" office:value-type="string">
            <text:p text:style-name="P19">(DX) = 0000</text:p>
          </table:table-cell>
          <table:table-cell table:style-name="Таблица2.A36" office:value-type="string">
            <text:p text:style-name="P19">(DX) = 01F4</text:p>
          </table:table-cell>
        </table:table-row>
        <table:table-row table:style-name="Таблица2.38">
          <table:table-cell table:style-name="Таблица2.A1" office:value-type="string">
            <text:p text:style-name="P17"><text:span text:style-name="T7">005</text:span><text:span text:style-name="T9">D</text:span></text:p>
          </table:table-cell>
          <table:table-cell table:style-name="Таблица2.A1" office:value-type="string">
            <text:p text:style-name="P21">RET far 0002</text:p>
          </table:table-cell>
          <table:table-cell table:style-name="Таблица2.A1" office:value-type="string">
            <text:p text:style-name="P21">CA0200</text:p>
          </table:table-cell>
          <table:table-cell table:style-name="Таблица2.A1" office:value-type="string">
            <text:p text:style-name="P26">(CS) = 1A0A</text:p>
            <text:p text:style-name="P15"><text:span text:style-name="T42">(SP) = 001</text:span><text:span text:style-name="T23">0</text:span></text:p>
            <text:p text:style-name="P15"><text:span text:style-name="T42">Stack: </text:span><text:span text:style-name="T37">+0 </text:span><text:span text:style-name="T38">FFCE</text:span></text:p>
            <text:p text:style-name="P15"><text:span text:style-name="T37">+2 </text:span><text:span text:style-name="T14">01F4</text:span></text:p>
            <text:p text:style-name="P15"><text:span text:style-name="T42">+4 </text:span><text:span text:style-name="T23">0000</text:span></text:p>
            <text:p text:style-name="P25">+6 19F5</text:p>
          </table:table-cell>
          <table:table-cell table:style-name="Таблица2.A1" office:value-type="string">
            <text:p text:style-name="P26">(CS) = 01F4</text:p>
            <text:p text:style-name="P13"><text:span text:style-name="T42">(SP) = 001</text:span><text:span text:style-name="T23">6</text:span></text:p>
            <text:p text:style-name="P13"><text:span text:style-name="T42">Stack: </text:span><text:span text:style-name="T37">+0 </text:span><text:span text:style-name="T15">19F5</text:span></text:p>
            <text:p text:style-name="P20">+2 0000</text:p>
            <text:p text:style-name="P21">+4 0000</text:p>
            <text:p text:style-name="P13"><text:span text:style-name="T42">+6 </text:span><text:span text:style-name="T23">0000</text:span></text:p>
          </table:table-cell>
        </table:table-row>
      </table:table>
      <text:h text:style-name="P2" text:outline-level="1">Приложение <text:span text:style-name="T6">A</text:span><text:line-break/>Исходный код программ</text:h>
      <text:p text:style-name="P48"><text:span text:style-name="T50">Файл </text:span><text:span text:style-name="T32">LAB2_</text:span><text:span text:style-name="T33">DONE</text:span><text:span text:style-name="T50">.</text:span><text:span text:style-name="T48">AS</text:span><text:span text:style-name="T49">M</text:span></text:p>
      <text:p text:style-name="P52">; Программа изучения режимов</text:p>
      <text:p text:style-name="P52">; адресации процессора IntelX86</text:p>
      <text:p text:style-name="P52">EOL EQU '$'</text:p>
      <text:p text:style-name="P52">ind <text:s/>EQU <text:s text:c="2"/>2</text:p>
      <text:p text:style-name="P52">n1 <text:s text:c="2"/>EQU <text:s/>500</text:p>
      <text:p text:style-name="P52">n2 <text:s text:c="2"/>EQU <text:s/>-50</text:p>
      <text:p text:style-name="P52"/>
      <text:p text:style-name="P52">; Стек <text:s/>программы</text:p>
      <text:p text:style-name="P52">AStack SEGMENT <text:s/>STACK</text:p>
      <text:p text:style-name="P52"><text:s text:c="4"/>DW 12 DUP(?)</text:p>
      <text:p text:style-name="P52">AStack <text:s/>ENDS</text:p>
      <text:p text:style-name="P52">;Данные программы</text:p>
      <text:p text:style-name="P52">DATA <text:s text:c="5"/>SEGMENT</text:p>
      <text:p text:style-name="P52">;Директивы описания данных</text:p>
      <text:p text:style-name="P52">mem1 <text:s text:c="5"/>DW <text:s text:c="3"/>0</text:p>
      <text:p text:style-name="P52">mem2 <text:s text:c="5"/>DW <text:s text:c="3"/>0</text:p>
      <text:p text:style-name="P52">mem3 <text:s text:c="5"/>DW <text:s text:c="3"/>0</text:p>
      <text:p text:style-name="P52">vec1 <text:s text:c="5"/>DB <text:s text:c="3"/>26h,37,36,35,31,32,33,34</text:p>
      <text:p text:style-name="P52">vec2 <text:s text:c="5"/>DB <text:s text:c="3"/>70,80,-70,-80,50,60,-50,-60</text:p>
      <text:p text:style-name="P52">matr <text:s text:c="5"/>DB <text:s text:c="3"/>-2,-1,5,6,-8,-7,3,4,-4,-3,7,8,-6,-5,1,2</text:p>
      <text:p text:style-name="P52">DATA <text:s text:c="5"/>ENDS</text:p>
      <text:p text:style-name="P52"/>
      <text:p text:style-name="P52">; Код программы</text:p>
      <text:p text:style-name="P52">CODE <text:s text:c="5"/>SEGMENT</text:p>
      <text:p text:style-name="P52"><text:s text:c="6"/>ASSUME CS:CODE, DS:DATA, SS:AStack</text:p>
      <text:p text:style-name="P52"/>
      <text:p text:style-name="P52">; Головная процедура</text:p>
      <text:p text:style-name="P52">Main <text:s text:c="5"/>PROC <text:s/>FAR</text:p>
      <text:p text:style-name="P52"><text:s text:c="6"/>push <text:s/>DS</text:p>
      <text:p text:style-name="P52"><text:s text:c="6"/>sub <text:s text:c="2"/>AX,AX</text:p>
      <text:p text:style-name="P52"><text:s text:c="6"/>push <text:s/>AX</text:p>
      <text:p text:style-name="P52"><text:s text:c="6"/>mov <text:s text:c="2"/>AX,DATA</text:p>
      <text:p text:style-name="P52"><text:s text:c="6"/>mov <text:s text:c="2"/>DS,AX</text:p>
      <text:p text:style-name="P52"/>
      <text:p text:style-name="P52">; <text:s/>ПРОВЕРКА РЕЖИМОВ </text:p>
      <text:p text:style-name="P52">;АДРЕСАЦИИ НА УРОВНЕ СМЕЩЕНИЙ</text:p>
      <text:p text:style-name="P52">; <text:s/>Регистровая адресация</text:p>
      <text:p text:style-name="P52"><text:s text:c="8"/>mov <text:s/>ax,n1</text:p>
      <text:p text:style-name="P52"><text:s text:c="8"/>mov <text:s/>cx,ax</text:p>
      <text:p text:style-name="P52"><text:s text:c="8"/>mov <text:s/>bl,EOL ; </text:p>
      <text:p text:style-name="P52"><text:s text:c="8"/>mov <text:s/>bh,n2</text:p>
      <text:p text:style-name="P52"><text:soft-page-break/>; <text:s/>Прямая <text:s text:c="2"/>адресация</text:p>
      <text:p text:style-name="P52"><text:s text:c="8"/>mov <text:s/>mem2,n2</text:p>
      <text:p text:style-name="P52"><text:s text:c="8"/>mov <text:s/>bx,OFFSET vec1</text:p>
      <text:p text:style-name="P52"><text:s text:c="8"/>mov <text:s/>mem1,ax</text:p>
      <text:p text:style-name="P52">; <text:s/>Косвенная адресация</text:p>
      <text:p text:style-name="P52"><text:s text:c="8"/>mov <text:s/>al,[bx]</text:p>
      <text:p text:style-name="P52"><text:s/>; <text:s text:c="6"/>mov ax, [bx]</text:p>
      <text:p text:style-name="P52"><text:s text:c="2"/>; <text:s text:c="5"/>mov <text:s/>mem3,ax</text:p>
      <text:p text:style-name="P52">; <text:s/>Базированная адресация</text:p>
      <text:p text:style-name="P52"><text:s text:c="8"/>mov <text:s/>al,[bx]+3</text:p>
      <text:p text:style-name="P52"><text:s text:c="8"/>mov <text:s/>cx,3[bx]</text:p>
      <text:p text:style-name="P52">; <text:s/>Индексная адресация</text:p>
      <text:p text:style-name="P52"><text:s text:c="8"/>mov <text:s/>di,ind ; </text:p>
      <text:p text:style-name="P52"><text:s text:c="8"/>mov <text:s/>al,vec2[di]</text:p>
      <text:p text:style-name="P52">; <text:s text:c="7"/>mov <text:s/>cx,vec2[di]</text:p>
      <text:p text:style-name="P52">; <text:s/>Адресация с базированием и индексированием</text:p>
      <text:p text:style-name="P52"><text:s text:c="8"/>mov <text:s/>bx,3</text:p>
      <text:p text:style-name="P52"><text:s text:c="8"/>mov <text:s/>al,matr[bx][di]</text:p>
      <text:p text:style-name="P52">; <text:s text:c="7"/>mov <text:s/>cx,matr[bx][di]</text:p>
      <text:p text:style-name="P52">; <text:s text:c="7"/>mov <text:s/>ax,matr[bx*4][di]</text:p>
      <text:p text:style-name="P52"/>
      <text:p text:style-name="P52">; <text:s/>ПРОВЕРКА РЕЖИМОВ АДРЕСАЦИИ</text:p>
      <text:p text:style-name="P52">; С УЧЕТОМ СЕГМЕНТОВ</text:p>
      <text:p text:style-name="P52">; <text:s/>Переопределение сегмента</text:p>
      <text:p text:style-name="P52">; <text:s/>------ вариант 1</text:p>
      <text:p text:style-name="P52"><text:s text:c="8"/>mov <text:s/>ax, SEG vec2</text:p>
      <text:p text:style-name="P52"><text:s text:c="8"/>mov <text:s/>es, ax</text:p>
      <text:p text:style-name="P52"><text:s text:c="8"/>mov <text:s/>ax, es:[bx]</text:p>
      <text:p text:style-name="P52"><text:s text:c="8"/>mov <text:s/>ax, 0</text:p>
      <text:p text:style-name="P52">; <text:s/>------ вариант 2</text:p>
      <text:p text:style-name="P52"><text:s text:c="8"/>mov <text:s/>es, ax</text:p>
      <text:p text:style-name="P52"><text:s text:c="8"/>push ds</text:p>
      <text:p text:style-name="P52"><text:s text:c="8"/>pop <text:s/>es</text:p>
      <text:p text:style-name="P52"><text:s text:c="8"/>mov <text:s/>cx, es:[bx-1]</text:p>
      <text:p text:style-name="P52"><text:s text:c="8"/>xchg cx,ax</text:p>
      <text:p text:style-name="P52">; <text:s/>------ вариант 3</text:p>
      <text:p text:style-name="P52"><text:s text:c="8"/>mov <text:s/>di,ind</text:p>
      <text:p text:style-name="P52"><text:s text:c="8"/>mov <text:s/>es:[bx+di],ax</text:p>
      <text:p text:style-name="P52">; <text:s/>------ вариант 4</text:p>
      <text:p text:style-name="P52"><text:s text:c="8"/>mov <text:s/>bp,sp</text:p>
      <text:p text:style-name="P52">; <text:s text:c="7"/>mov <text:s/>ax,matr[bp+bx]</text:p>
      <text:p text:style-name="P52">; <text:s text:c="7"/>mov <text:s/>ax,matr[bp+di+si]</text:p>
      <text:p text:style-name="P52">; <text:s/>Использование сегмента стека</text:p>
      <text:p text:style-name="P52"><text:s text:c="8"/>push <text:s/>mem1</text:p>
      <text:p text:style-name="P52"><text:s text:c="8"/>push <text:s/>mem2</text:p>
      <text:p text:style-name="P52"><text:soft-page-break/><text:s text:c="8"/>mov <text:s text:c="2"/>bp,sp</text:p>
      <text:p text:style-name="P52"><text:s text:c="8"/>mov <text:s text:c="2"/>dx,[bp]+2</text:p>
      <text:p text:style-name="P52"><text:s text:c="8"/>ret <text:s text:c="2"/>2</text:p>
      <text:p text:style-name="P52">Main <text:s text:c="5"/>ENDP</text:p>
      <text:p text:style-name="P52">CODE <text:s text:c="5"/>ENDS</text:p>
      <text:p text:style-name="P52">END Main</text:p>
      <text:p text:style-name="P51"><text:span text:style-name="T47">Файл </text:span><text:span text:style-name="T30">LAB2_</text:span><text:span text:style-name="T31">RAW</text:span><text:span text:style-name="T47">.ASM</text:span></text:p>
      <text:p text:style-name="P52">; Программа изучения режимов адресации процессора IntelX86</text:p>
      <text:p text:style-name="P52">EOL EQU '$'</text:p>
      <text:p text:style-name="P52">ind <text:s/>EQU <text:s text:c="2"/>2</text:p>
      <text:p text:style-name="P52">n1 <text:s text:c="2"/>EQU <text:s/>500</text:p>
      <text:p text:style-name="P52">n2 <text:s text:c="2"/>EQU <text:s/>-50</text:p>
      <text:p text:style-name="P52"/>
      <text:p text:style-name="P52">; Стек <text:s/>программы</text:p>
      <text:p text:style-name="P52">AStack SEGMENT <text:s/>STACK</text:p>
      <text:p text:style-name="P52"><text:s text:c="4"/>DW 12 DUP(?)</text:p>
      <text:p text:style-name="P52">AStack <text:s/>ENDS</text:p>
      <text:p text:style-name="P52">;Данные программы</text:p>
      <text:p text:style-name="P52">DATA <text:s text:c="5"/>SEGMENT</text:p>
      <text:p text:style-name="P52">;Директивы описания данных</text:p>
      <text:p text:style-name="P52">mem1 <text:s text:c="5"/>DW <text:s text:c="3"/>0</text:p>
      <text:p text:style-name="P52">mem2 <text:s text:c="5"/>DW <text:s text:c="3"/>0</text:p>
      <text:p text:style-name="P52">mem3 <text:s text:c="5"/>DW <text:s text:c="3"/>0</text:p>
      <text:p text:style-name="P52">vec1 <text:s text:c="5"/>DB <text:s text:c="3"/></text:p>
      <text:p text:style-name="P52">vec2 <text:s text:c="5"/>DB <text:s text:c="3"/></text:p>
      <text:p text:style-name="P52">matr <text:s text:c="5"/>DB <text:s text:c="3"/></text:p>
      <text:p text:style-name="P52">DATA <text:s text:c="5"/>ENDS</text:p>
      <text:p text:style-name="P52"/>
      <text:p text:style-name="P52">; Код программы</text:p>
      <text:p text:style-name="P52">CODE <text:s text:c="5"/>SEGMENT</text:p>
      <text:p text:style-name="P52"><text:s text:c="6"/>ASSUME CS:CODE, DS:DATA, SS:AStack</text:p>
      <text:p text:style-name="P52"/>
      <text:p text:style-name="P52">; Головная процедура</text:p>
      <text:p text:style-name="P52">Main <text:s text:c="5"/>PROC <text:s/>FAR</text:p>
      <text:p text:style-name="P52"><text:s text:c="6"/>push <text:s/>DS</text:p>
      <text:p text:style-name="P52"><text:s text:c="6"/>sub <text:s text:c="2"/>AX,AX</text:p>
      <text:p text:style-name="P52"><text:s text:c="6"/>push <text:s/>AX</text:p>
      <text:p text:style-name="P52"><text:s text:c="6"/>mov <text:s text:c="2"/>AX,DATA</text:p>
      <text:p text:style-name="P52"><text:s text:c="6"/>mov <text:s text:c="2"/>DS,AX</text:p>
      <text:p text:style-name="P52"/>
      <text:p text:style-name="P52">; <text:s/>ПРОВЕРКА РЕЖИМОВ АДРЕСАЦИИ НА УРОВНЕ СМЕЩЕНИЙ</text:p>
      <text:p text:style-name="P52">; <text:s/>Регистровая адресация</text:p>
      <text:p text:style-name="P52"><text:s text:c="8"/>mov <text:s/>ax,n1</text:p>
      <text:p text:style-name="P52"><text:s text:c="8"/>mov <text:s/>cx,ax</text:p>
      <text:p text:style-name="P52"><text:s text:c="8"/>mov <text:s/>bl,EOL</text:p>
      <text:p text:style-name="P52"><text:s text:c="8"/>mov <text:s/>bh,n2</text:p>
      <text:p text:style-name="P52">; <text:s/>Прямая <text:s text:c="2"/>адресация</text:p>
      <text:p text:style-name="P52"><text:s text:c="8"/>mov <text:s/>mem2,n2</text:p>
      <text:p text:style-name="P52"><text:s text:c="8"/>mov <text:s/>bx,OFFSET vec1</text:p>
      <text:p text:style-name="P52"><text:s text:c="8"/>mov <text:s/>mem1,ax</text:p>
      <text:p text:style-name="P52"><text:soft-page-break/>; <text:s/>Косвенная адресация</text:p>
      <text:p text:style-name="P52"><text:s text:c="8"/>mov <text:s/>al,[bx]</text:p>
      <text:p text:style-name="P52"><text:s text:c="8"/>mov <text:s/>mem3,[bx]</text:p>
      <text:p text:style-name="P52">; <text:s/>Базированная адресация</text:p>
      <text:p text:style-name="P52"><text:s text:c="8"/>mov <text:s/>al,[bx]+3</text:p>
      <text:p text:style-name="P52"><text:s text:c="8"/>mov <text:s/>cx,3[bx]</text:p>
      <text:p text:style-name="P52">; <text:s/>Индексная адресация</text:p>
      <text:p text:style-name="P52"><text:s text:c="8"/>mov <text:s/>di,ind</text:p>
      <text:p text:style-name="P52"><text:s text:c="8"/>mov <text:s/>al,vec2[di]</text:p>
      <text:p text:style-name="P52"><text:s text:c="8"/>mov <text:s/>cx,vec2[di]</text:p>
      <text:p text:style-name="P52">; <text:s/>Адресация с базированием и индексированием</text:p>
      <text:p text:style-name="P52"><text:s text:c="8"/>mov <text:s/>bx,3</text:p>
      <text:p text:style-name="P52"><text:s text:c="8"/>mov <text:s/>al,matr[bx][di]</text:p>
      <text:p text:style-name="P52"><text:s text:c="8"/>mov <text:s/>cx,matr[bx][di]</text:p>
      <text:p text:style-name="P52"><text:s text:c="8"/>mov <text:s/>ax,matr[bx*4][di]</text:p>
      <text:p text:style-name="P52"/>
      <text:p text:style-name="P52">; <text:s/>ПРОВЕРКА РЕЖИМОВ АДРЕСАЦИИ С УЧЕТОМ СЕГМЕНТОВ</text:p>
      <text:p text:style-name="P52">; <text:s/>Переопределение сегмента</text:p>
      <text:p text:style-name="P52">; <text:s/>------ вариант 1</text:p>
      <text:p text:style-name="P52"><text:s text:c="8"/>mov <text:s/>ax, SEG vec2</text:p>
      <text:p text:style-name="P52"><text:s text:c="8"/>mov <text:s/>es, ax</text:p>
      <text:p text:style-name="P52"><text:s text:c="8"/>mov <text:s/>ax, es:[bx]</text:p>
      <text:p text:style-name="P52"><text:s text:c="8"/>mov <text:s/>ax, 0</text:p>
      <text:p text:style-name="P52">; <text:s/>------ вариант 2</text:p>
      <text:p text:style-name="P52"><text:s text:c="8"/>mov <text:s/>es, ax</text:p>
      <text:p text:style-name="P52"><text:s text:c="8"/>push ds</text:p>
      <text:p text:style-name="P52"><text:s text:c="8"/>pop <text:s/>es</text:p>
      <text:p text:style-name="P52"><text:s text:c="8"/>mov <text:s/>cx, es:[bx-1]</text:p>
      <text:p text:style-name="P52"><text:s text:c="8"/>xchg cx,ax</text:p>
      <text:p text:style-name="P52">; <text:s/>------ вариант 3</text:p>
      <text:p text:style-name="P52"><text:s text:c="8"/>mov <text:s/>di,ind</text:p>
      <text:p text:style-name="P52"><text:s text:c="8"/>mov <text:s/>es:[bx+di],ax</text:p>
      <text:p text:style-name="P52">; <text:s/>------ вариант 4</text:p>
      <text:p text:style-name="P52"><text:s text:c="8"/>mov <text:s/>bp,sp</text:p>
      <text:p text:style-name="P52"><text:s text:c="8"/>mov <text:s/>ax,matr[bp+bx]</text:p>
      <text:p text:style-name="P52"><text:s text:c="8"/>mov <text:s/>ax,matr[bp+di+si]</text:p>
      <text:p text:style-name="P52">; <text:s/>Использование сегмента стека</text:p>
      <text:p text:style-name="P52"><text:s text:c="8"/>push <text:s/>mem1</text:p>
      <text:p text:style-name="P52"><text:s text:c="8"/>push <text:s/>mem2</text:p>
      <text:p text:style-name="P52"><text:s text:c="8"/>mov <text:s text:c="2"/>bp,sp</text:p>
      <text:p text:style-name="P52"><text:s text:c="8"/>mov <text:s text:c="2"/>dx,[bp]+2</text:p>
      <text:p text:style-name="P52"><text:s text:c="8"/>ret <text:s text:c="2"/>2</text:p>
      <text:p text:style-name="P52">Main <text:s text:c="5"/>ENDP</text:p>
      <text:p text:style-name="P52">CODE <text:s text:c="5"/>ENDS</text:p>
      <text:p text:style-name="P52">END Main</text:p>
      <text:h text:style-name="P2" text:outline-level="1">Приложение <text:span text:style-name="T6">B</text:span><text:line-break/>Диагностическое сообщение</text:h>
      <text:p text:style-name="P49"><text:span text:style-name="T50">Файл </text:span><text:span text:style-name="T48">L</text:span><text:span text:style-name="T49">AB2</text:span><text:span text:style-name="T50">.</text:span><text:span text:style-name="T48">lst</text:span></text:p>
      <text:p text:style-name="P52">#Microsoft (R) Macro Assembler Version 5.10 <text:s text:c="17"/>9/16/21 15:22:07</text:p>
      <text:p text:style-name="P52"><text:s text:c="61"/>Page <text:s text:c="4"/>1-1</text:p>
      <text:p text:style-name="P52"/>
      <text:p text:style-name="P52"/>
      <text:p text:style-name="P52"><text:tab/><text:tab/><text:tab/><text:tab/>; Программа изучения режимов</text:p>
      <text:p text:style-name="P52"><text:tab/><text:tab/><text:tab/><text:tab/>; адресации процессора Intel</text:p>
      <text:p text:style-name="P52"><text:tab/><text:tab/><text:tab/><text:tab/>X86</text:p>
      <text:p text:style-name="P52"><text:s/>= 0024<text:tab/><text:tab/><text:tab/><text:tab/>EOL EQU '$'</text:p>
      <text:p text:style-name="P52"><text:s/>= 0002<text:tab/><text:tab/><text:tab/><text:tab/>ind <text:s/>EQU <text:s text:c="2"/>2</text:p>
      <text:p text:style-name="P52"><text:s/>= 01F4<text:tab/><text:tab/><text:tab/><text:tab/>n1 <text:s text:c="2"/>EQU <text:s/>500</text:p>
      <text:p text:style-name="P52"><text:s/>=-0032<text:tab/><text:tab/><text:tab/><text:tab/>n2 <text:s text:c="2"/>EQU <text:s/>-50</text:p>
      <text:p text:style-name="P52"><text:tab/><text:tab/><text:tab/><text:tab/></text:p>
      <text:p text:style-name="P52"><text:tab/><text:tab/><text:tab/><text:tab/>; Стек <text:s/>программы</text:p>
      <text:p text:style-name="P52"><text:s/>0000<text:tab/><text:tab/><text:tab/><text:tab/>AStack SEGMENT <text:s/>STACK</text:p>
      <text:p text:style-name="P52"><text:s/>0000 <text:s/>000C[<text:tab/><text:tab/><text:tab/> <text:s text:c="3"/>DW 12 DUP(?)</text:p>
      <text:p text:style-name="P52"><text:tab/> <text:s text:c="2"/>????<text:tab/><text:tab/><text:tab/></text:p>
      <text:p text:style-name="P52"><text:tab/><text:tab/><text:tab/> ]<text:tab/></text:p>
      <text:p text:style-name="P52"><text:tab/><text:tab/><text:tab/><text:tab/></text:p>
      <text:p text:style-name="P52"><text:s/>0018<text:tab/><text:tab/><text:tab/><text:tab/>AStack <text:s/>ENDS</text:p>
      <text:p text:style-name="P52"><text:tab/><text:tab/><text:tab/><text:tab/>;Данные программы</text:p>
      <text:p text:style-name="P52"><text:s/>0000<text:tab/><text:tab/><text:tab/><text:tab/>DATA <text:s text:c="5"/>SEGMENT</text:p>
      <text:p text:style-name="P52"><text:tab/><text:tab/><text:tab/><text:tab/>;Директивы описания данны</text:p>
      <text:p text:style-name="P52"><text:tab/><text:tab/><text:tab/><text:tab/>х</text:p>
      <text:p text:style-name="P52"><text:s/>0000 <text:s/>0000<text:tab/><text:tab/><text:tab/>mem1 <text:s text:c="5"/>DW <text:s text:c="3"/>0</text:p>
      <text:p text:style-name="P52"><text:s/>0002 <text:s/>0000<text:tab/><text:tab/><text:tab/>mem2 <text:s text:c="5"/>DW <text:s text:c="3"/>0</text:p>
      <text:p text:style-name="P52"><text:s/>0004 <text:s/>0000<text:tab/><text:tab/><text:tab/>mem3 <text:s text:c="5"/>DW <text:s text:c="3"/>0</text:p>
      <text:p text:style-name="P52"><text:s/>0006 <text:s/>26 25 24 23 1F 20<text:tab/>vec1 <text:s text:c="5"/>DB <text:s text:c="3"/>26h,37,36,35,31,32,33,34</text:p>
      <text:p text:style-name="P52"><text:s text:c="7"/>21 22<text:tab/><text:tab/><text:tab/></text:p>
      <text:p text:style-name="P52"><text:s/>000E <text:s/>46 50 BA B0 32 3C<text:tab/>vec2 <text:s text:c="5"/>DB <text:s text:c="3"/>70,80,-70,-80,50,60,-50,-60</text:p>
      <text:p text:style-name="P52"><text:s text:c="7"/>CE C4<text:tab/><text:tab/><text:tab/></text:p>
      <text:p text:style-name="P52"><text:s/>0016 <text:s/>FE FF 05 06 F8 F9<text:tab/>matr <text:s text:c="5"/>DB <text:s text:c="3"/>-2,-1,5,6,-8,-7,3,4,-4,-3,7,8,-</text:p>
      <text:p text:style-name="P52"><text:tab/><text:tab/><text:tab/><text:tab/>6,-5,1,2</text:p>
      <text:p text:style-name="P52"><text:s text:c="7"/>03 04 FC FD 07 08<text:tab/></text:p>
      <text:p text:style-name="P52"><text:s text:c="7"/>FA FB 01 02<text:tab/><text:tab/></text:p>
      <text:p text:style-name="P52"><text:s/>0026<text:tab/><text:tab/><text:tab/><text:tab/>DATA <text:s text:c="5"/>ENDS</text:p>
      <text:p text:style-name="P52"><text:tab/><text:tab/><text:tab/><text:tab/></text:p>
      <text:p text:style-name="P52"><text:tab/><text:tab/><text:tab/><text:tab/>; Код программы</text:p>
      <text:p text:style-name="P52"><text:soft-page-break/><text:s/>0000<text:tab/><text:tab/><text:tab/><text:tab/>CODE <text:s text:c="5"/>SEGMENT</text:p>
      <text:p text:style-name="P52"><text:tab/><text:tab/><text:tab/><text:tab/> <text:s text:c="5"/>ASSUME CS:CODE, DS:DATA, SS:AStack</text:p>
      <text:p text:style-name="P52"><text:tab/><text:tab/><text:tab/><text:tab/></text:p>
      <text:p text:style-name="P52"><text:tab/><text:tab/><text:tab/><text:tab/>; Головная процедура</text:p>
      <text:p text:style-name="P52"><text:s/>0000<text:tab/><text:tab/><text:tab/><text:tab/>Main <text:s text:c="5"/>PROC <text:s/>FAR</text:p>
      <text:p text:style-name="P52"><text:s/>0000 <text:s/>1E<text:tab/><text:tab/><text:tab/> <text:s text:c="5"/>push <text:s/>DS</text:p>
      <text:p text:style-name="P52"><text:s/>0001 <text:s/>2B C0<text:tab/><text:tab/><text:tab/> <text:s text:c="5"/>sub <text:s text:c="2"/>AX,AX</text:p>
      <text:p text:style-name="P52"><text:s/>0003 <text:s/>50<text:tab/><text:tab/><text:tab/> <text:s text:c="5"/>push <text:s/>AX</text:p>
      <text:p text:style-name="P52"><text:s/>0004 <text:s/>B8 ---- R<text:tab/><text:tab/> <text:s text:c="5"/>mov <text:s text:c="2"/>AX,DATA</text:p>
      <text:p text:style-name="P52"><text:s/>0007 <text:s/>8E D8<text:tab/><text:tab/><text:tab/> <text:s text:c="5"/>mov <text:s text:c="2"/>DS,AX</text:p>
      <text:p text:style-name="P52"><text:tab/><text:tab/><text:tab/><text:tab/></text:p>
      <text:p text:style-name="P52"><text:tab/><text:tab/><text:tab/><text:tab/>; <text:s/>ПРОВЕРКА РЕЖИМОВ </text:p>
      <text:p text:style-name="P52"><text:tab/><text:tab/><text:tab/><text:tab/>;АДРЕСАЦИИ НА УРОВНЕ СМЕЩЕНИЙ</text:p>
      <text:p text:style-name="P52"><text:tab/><text:tab/><text:tab/><text:tab/>; <text:s/>Регистровая адресация</text:p>
      <text:p text:style-name="P52"><text:s/>0009 <text:s/>B8 01F4<text:tab/><text:tab/><text:tab/> <text:s text:c="7"/>mov <text:s/>ax,n1</text:p>
      <text:p text:style-name="P52"><text:s/>000C <text:s/>8B C8<text:tab/><text:tab/><text:tab/> <text:s text:c="7"/>mov <text:s/>cx,ax</text:p>
      <text:p text:style-name="P52"><text:s/>000E <text:s/>B3 24<text:tab/><text:tab/><text:tab/> <text:s text:c="7"/>mov <text:s/>bl,EOL ; </text:p>
      <text:p text:style-name="P52"><text:s/>0010 <text:s/>B7 CE<text:tab/><text:tab/><text:tab/> <text:s text:c="7"/>mov <text:s/>bh,n2</text:p>
      <text:p text:style-name="P52"><text:tab/><text:tab/><text:tab/><text:tab/>; <text:s/>Прямая <text:s text:c="2"/>адресация</text:p>
      <text:p text:style-name="P52">#Microsoft (R) Macro Assembler Version 5.10 <text:s text:c="17"/>9/16/21 15:22:07</text:p>
      <text:p text:style-name="P52"><text:s text:c="61"/>Page <text:s text:c="4"/>1-2</text:p>
      <text:p text:style-name="P52"/>
      <text:p text:style-name="P52"/>
      <text:p text:style-name="P52"><text:s/>0012 <text:s/>C7 06 0002 R FFCE<text:tab/> <text:s text:c="7"/>mov <text:s/>mem2,n2</text:p>
      <text:p text:style-name="P52"><text:s/>0018 <text:s/>BB 0006 R<text:tab/><text:tab/> <text:s text:c="7"/>mov <text:s/>bx,OFFSET vec1</text:p>
      <text:p text:style-name="P52"><text:s/>001B <text:s/>A3 0000 R<text:tab/><text:tab/> <text:s text:c="7"/>mov <text:s/>mem1,ax</text:p>
      <text:p text:style-name="P52"><text:tab/><text:tab/><text:tab/><text:tab/>; <text:s/>Косвенная адресация</text:p>
      <text:p text:style-name="P52"><text:s/>001E <text:s/>8A 07<text:tab/><text:tab/><text:tab/> <text:s text:c="7"/>mov <text:s/>al,[bx]</text:p>
      <text:p text:style-name="P52"><text:tab/><text:tab/><text:tab/><text:tab/> ; <text:s text:c="6"/>mov ax, [bx]</text:p>
      <text:p text:style-name="P52"><text:tab/><text:tab/><text:tab/><text:tab/> <text:s/>; <text:s text:c="5"/>mov <text:s/>mem3,ax</text:p>
      <text:p text:style-name="P52"><text:tab/><text:tab/><text:tab/><text:tab/>; <text:s/>Базированная адресация</text:p>
      <text:p text:style-name="P52"><text:s/>0020 <text:s/>8A 47 03<text:tab/><text:tab/><text:tab/> <text:s text:c="7"/>mov <text:s/>al,[bx]+3</text:p>
      <text:p text:style-name="P52"><text:s/>0023 <text:s/>8B 4F 03<text:tab/><text:tab/><text:tab/> <text:s text:c="7"/>mov <text:s/>cx,3[bx]</text:p>
      <text:p text:style-name="P52"><text:tab/><text:tab/><text:tab/><text:tab/>; <text:s/>Индексная адресация</text:p>
      <text:p text:style-name="P52"><text:s/>0026 <text:s/>BF 0002<text:tab/><text:tab/><text:tab/> <text:s text:c="7"/>mov <text:s/>di,ind ; </text:p>
      <text:p text:style-name="P52"><text:s/>0029 <text:s/>8A 85 000E R<text:tab/><text:tab/> <text:s text:c="7"/>mov <text:s/>al,vec2[di]</text:p>
      <text:p text:style-name="P52"><text:tab/><text:tab/><text:tab/><text:tab/>; <text:s text:c="7"/>mov <text:s/>cx,vec2[di]</text:p>
      <text:p text:style-name="P52"><text:tab/><text:tab/><text:tab/><text:tab/>; <text:s/>Адресация с базирование</text:p>
      <text:p text:style-name="P52"><text:tab/><text:tab/><text:tab/><text:tab/>м и индексированием</text:p>
      <text:p text:style-name="P52"><text:s/>002D <text:s/>BB 0003<text:tab/><text:tab/><text:tab/> <text:s text:c="7"/>mov <text:s/>bx,3</text:p>
      <text:p text:style-name="P52"><text:s/>0030 <text:s/>8A 81 0016 R<text:tab/><text:tab/> <text:s text:c="7"/>mov <text:s/>al,matr[bx][di]</text:p>
      <text:p text:style-name="P52"><text:soft-page-break/><text:tab/><text:tab/><text:tab/><text:tab/>; <text:s text:c="7"/>mov <text:s/>cx,matr[bx][di]</text:p>
      <text:p text:style-name="P52"><text:tab/><text:tab/><text:tab/><text:tab/>; <text:s text:c="7"/>mov <text:s/>ax,matr[bx*4][di]</text:p>
      <text:p text:style-name="P52"><text:tab/><text:tab/><text:tab/><text:tab/></text:p>
      <text:p text:style-name="P52"><text:tab/><text:tab/><text:tab/><text:tab/>; <text:s/>ПРОВЕРКА РЕЖИМОВ АДРЕСА</text:p>
      <text:p text:style-name="P52"><text:tab/><text:tab/><text:tab/><text:tab/>ЦИИ</text:p>
      <text:p text:style-name="P52"><text:tab/><text:tab/><text:tab/><text:tab/>; С УЧЕТОМ СЕГМЕНТОВ</text:p>
      <text:p text:style-name="P52"><text:tab/><text:tab/><text:tab/><text:tab/>; <text:s/>Переопределение сегмента</text:p>
      <text:p text:style-name="P52"><text:tab/><text:tab/><text:tab/><text:tab/>; <text:s/>------ вариант 1</text:p>
      <text:p text:style-name="P52"><text:s/>0034 <text:s/>B8 ---- R<text:tab/><text:tab/> <text:s text:c="7"/>mov <text:s/>ax, SEG vec2</text:p>
      <text:p text:style-name="P52"><text:s/>0037 <text:s/>8E C0<text:tab/><text:tab/><text:tab/> <text:s text:c="7"/>mov <text:s/>es, ax</text:p>
      <text:p text:style-name="P52"><text:s/>0039 <text:s/>26: 8B 07<text:tab/><text:tab/> <text:s text:c="7"/>mov <text:s/>ax, es:[bx]</text:p>
      <text:p text:style-name="P52"><text:s/>003C <text:s/>B8 0000<text:tab/><text:tab/><text:tab/> <text:s text:c="7"/>mov <text:s/>ax, 0</text:p>
      <text:p text:style-name="P52"><text:tab/><text:tab/><text:tab/><text:tab/>; <text:s/>------ вариант 2</text:p>
      <text:p text:style-name="P52"><text:s/>003F <text:s/>8E C0<text:tab/><text:tab/><text:tab/> <text:s text:c="7"/>mov <text:s/>es, ax</text:p>
      <text:p text:style-name="P52"><text:s/>0041 <text:s/>1E<text:tab/><text:tab/><text:tab/> <text:s text:c="7"/>push ds</text:p>
      <text:p text:style-name="P52"><text:s/>0042 <text:s/>07<text:tab/><text:tab/><text:tab/> <text:s text:c="7"/>pop <text:s/>es</text:p>
      <text:p text:style-name="P52"><text:s/>0043 <text:s/>26: 8B 4F FF<text:tab/><text:tab/> <text:s text:c="7"/>mov <text:s/>cx, es:[bx-1]</text:p>
      <text:p text:style-name="P52"><text:s/>0047 <text:s/>91<text:tab/><text:tab/><text:tab/> <text:s text:c="7"/>xchg cx,ax</text:p>
      <text:p text:style-name="P52"><text:tab/><text:tab/><text:tab/><text:tab/>; <text:s/>------ вариант 3</text:p>
      <text:p text:style-name="P52"><text:s/>0048 <text:s/>BF 0002<text:tab/><text:tab/><text:tab/> <text:s text:c="7"/>mov <text:s/>di,ind</text:p>
      <text:p text:style-name="P52"><text:s/>004B <text:s/>26: 89 01<text:tab/><text:tab/> <text:s text:c="7"/>mov <text:s/>es:[bx+di],ax</text:p>
      <text:p text:style-name="P52"><text:tab/><text:tab/><text:tab/><text:tab/>; <text:s/>------ вариант 4</text:p>
      <text:p text:style-name="P52"><text:s/>004E <text:s/>8B EC<text:tab/><text:tab/><text:tab/> <text:s text:c="7"/>mov <text:s/>bp,sp</text:p>
      <text:p text:style-name="P52"><text:tab/><text:tab/><text:tab/><text:tab/>; <text:s text:c="7"/>mov <text:s/>ax,matr[bp+bx]</text:p>
      <text:p text:style-name="P52"><text:tab/><text:tab/><text:tab/><text:tab/>; <text:s text:c="7"/>mov <text:s/>ax,matr[bp+di+si]</text:p>
      <text:p text:style-name="P52"><text:tab/><text:tab/><text:tab/><text:tab/>; <text:s/>Использование сегмента </text:p>
      <text:p text:style-name="P52"><text:tab/><text:tab/><text:tab/><text:tab/>стека</text:p>
      <text:p text:style-name="P52"><text:s/>0050 <text:s/>FF 36 0000 R<text:tab/><text:tab/> <text:s text:c="7"/>push <text:s/>mem1</text:p>
      <text:p text:style-name="P52"><text:s/>0054 <text:s/>FF 36 0002 R<text:tab/><text:tab/> <text:s text:c="7"/>push <text:s/>mem2</text:p>
      <text:p text:style-name="P52"><text:s/>0058 <text:s/>8B EC<text:tab/><text:tab/><text:tab/> <text:s text:c="7"/>mov <text:s text:c="2"/>bp,sp</text:p>
      <text:p text:style-name="P52"><text:s/>005A <text:s/>8B 56 02<text:tab/><text:tab/><text:tab/> <text:s text:c="7"/>mov <text:s text:c="2"/>dx,[bp]+2</text:p>
      <text:p text:style-name="P52"><text:s/>005D <text:s/>CA 0002<text:tab/><text:tab/><text:tab/> <text:s text:c="7"/>ret <text:s text:c="2"/>2</text:p>
      <text:p text:style-name="P52"><text:s/>0060<text:tab/><text:tab/><text:tab/><text:tab/>Main <text:s text:c="5"/>ENDP</text:p>
      <text:p text:style-name="P52"><text:s/>0060<text:tab/><text:tab/><text:tab/><text:tab/>CODE <text:s text:c="5"/>ENDS</text:p>
      <text:p text:style-name="P52"><text:tab/><text:tab/><text:tab/><text:tab/>END Main</text:p>
      <text:p text:style-name="P52">#Microsoft (R) Macro Assembler Version 5.10 <text:s text:c="17"/>9/16/21 15:22:07</text:p>
      <text:p text:style-name="P52"><text:s text:c="61"/>Symbols-1</text:p>
      <text:p text:style-name="P52"/>
      <text:p text:style-name="P52"/>
      <text:p text:style-name="P52">Segments and Groups:</text:p>
      <text:p text:style-name="P52"/>
      <text:p text:style-name="P52"><text:s text:c="16"/>N a m e <text:s text:c="8"/><text:tab/>Length<text:tab/> Align<text:tab/>Combine Class</text:p>
      <text:p text:style-name="P52"><text:soft-page-break/></text:p>
      <text:p text:style-name="P52">ASTACK . . . . . . . . . . . . . <text:s/><text:tab/>0018<text:tab/>PARA<text:tab/>STACK<text:tab/></text:p>
      <text:p text:style-name="P52">CODE . . . . . . . . . . . . . . <text:s/><text:tab/>0060<text:tab/>PARA<text:tab/>NONE<text:tab/></text:p>
      <text:p text:style-name="P52">DATA . . . . . . . . . . . . . . <text:s/><text:tab/>0026<text:tab/>PARA<text:tab/>NONE<text:tab/></text:p>
      <text:p text:style-name="P52"/>
      <text:p text:style-name="P52">Symbols: <text:s text:c="11"/></text:p>
      <text:p text:style-name="P52"/>
      <text:p text:style-name="P52"><text:s text:c="16"/>N a m e <text:s text:c="8"/><text:tab/>Type<text:tab/> Value<text:tab/> Attr</text:p>
      <text:p text:style-name="P52"/>
      <text:p text:style-name="P52">EOL <text:s/>. . . . . . . . . . . . . . <text:s/><text:tab/>NUMBER<text:tab/>0024<text:tab/></text:p>
      <text:p text:style-name="P52"/>
      <text:p text:style-name="P52">IND <text:s/>. . . . . . . . . . . . . . <text:s/><text:tab/>NUMBER<text:tab/>0002<text:tab/></text:p>
      <text:p text:style-name="P52"/>
      <text:p text:style-name="P52">MAIN . . . . . . . . . . . . . . <text:s/><text:tab/>F PROC<text:tab/>0000<text:tab/>CODE<text:tab/>Length = 0060</text:p>
      <text:p text:style-name="P52">MATR . . . . . . . . . . . . . . <text:s/><text:tab/>L BYTE<text:tab/>0016<text:tab/>DATA</text:p>
      <text:p text:style-name="P52">MEM1 . . . . . . . . . . . . . . <text:s/><text:tab/>L WORD<text:tab/>0000<text:tab/>DATA</text:p>
      <text:p text:style-name="P52">MEM2 . . . . . . . . . . . . . . <text:s/><text:tab/>L WORD<text:tab/>0002<text:tab/>DATA</text:p>
      <text:p text:style-name="P52">MEM3 . . . . . . . . . . . . . . <text:s/><text:tab/>L WORD<text:tab/>0004<text:tab/>DATA</text:p>
      <text:p text:style-name="P52"/>
      <text:p text:style-name="P52">N1 . . . . . . . . . . . . . . . <text:s/><text:tab/>NUMBER<text:tab/>01F4<text:tab/></text:p>
      <text:p text:style-name="P52">N2 . . . . . . . . . . . . . . . <text:s/><text:tab/>NUMBER<text:tab/>-0032<text:tab/></text:p>
      <text:p text:style-name="P52"/>
      <text:p text:style-name="P52">VEC1 . . . . . . . . . . . . . . <text:s/><text:tab/>L BYTE<text:tab/>0006<text:tab/>DATA</text:p>
      <text:p text:style-name="P52">VEC2 . . . . . . . . . . . . . . <text:s/><text:tab/>L BYTE<text:tab/>000E<text:tab/>DATA</text:p>
      <text:p text:style-name="P52"/>
      <text:p text:style-name="P52">@CPU . . . . . . . . . . . . . . <text:s/><text:tab/>TEXT <text:s/>0101h<text:tab/><text:tab/></text:p>
      <text:p text:style-name="P52">@FILENAME <text:s/>. . . . . . . . . . . <text:s/><text:tab/>TEXT <text:s/>lab2<text:tab/><text:tab/></text:p>
      <text:p text:style-name="P52">@VERSION . . . . . . . . . . . . <text:s/><text:tab/>TEXT <text:s/>510<text:tab/><text:tab/></text:p>
      <text:p text:style-name="P52"/>
      <text:p text:style-name="P52"/>
      <text:p text:style-name="P52"><text:s text:c="5"/>92 Source <text:s/>Lines</text:p>
      <text:p text:style-name="P52"><text:s text:c="5"/>92 Total <text:s text:c="2"/>Lines</text:p>
      <text:p text:style-name="P52"><text:s text:c="5"/>19 Symbols</text:p>
      <text:p text:style-name="P52"><text:soft-page-break/></text:p>
      <text:p text:style-name="P52"><text:s text:c="2"/>47828 + 459432 Bytes symbol space free</text:p>
      <text:p text:style-name="P52"/>
      <text:p text:style-name="P52"><text:s text:c="6"/>0 Warning Errors</text:p>
      <text:p text:style-name="P52"><text:s text:c="6"/>0 Severe <text:s/>Errors</text:p>
      <text:p text:style-name="P50"><text:span text:style-name="T11">Файл L</text:span><text:span text:style-name="T12">AB2_</text:span><text:span text:style-name="T13">RAW</text:span><text:span text:style-name="T11">.lst</text:span></text:p>
      <text:p text:style-name="P52">#Microsoft (R) Macro Assembler Version 5.10 <text:s text:c="17"/>9/16/21 16:38:19</text:p>
      <text:p text:style-name="P52"><text:s text:c="61"/>Page <text:s text:c="4"/>1-1</text:p>
      <text:p text:style-name="P52"/>
      <text:p text:style-name="P52"/>
      <text:p text:style-name="P52"><text:tab/><text:tab/><text:tab/><text:tab/>; Программа изучения режимов адресации процессора I</text:p>
      <text:p text:style-name="P52"><text:tab/><text:tab/><text:tab/><text:tab/>ntelX86</text:p>
      <text:p text:style-name="P52"><text:s/>= 0024<text:tab/><text:tab/><text:tab/><text:tab/>EOL EQU '$'</text:p>
      <text:p text:style-name="P52"><text:s/>= 0002<text:tab/><text:tab/><text:tab/><text:tab/>ind <text:s/>EQU <text:s text:c="2"/>2</text:p>
      <text:p text:style-name="P52"><text:s/>= 01F4<text:tab/><text:tab/><text:tab/><text:tab/>n1 <text:s text:c="2"/>EQU <text:s/>500</text:p>
      <text:p text:style-name="P52"><text:s/>=-0032<text:tab/><text:tab/><text:tab/><text:tab/>n2 <text:s text:c="2"/>EQU <text:s/>-50</text:p>
      <text:p text:style-name="P52"><text:tab/><text:tab/><text:tab/><text:tab/></text:p>
      <text:p text:style-name="P52"><text:tab/><text:tab/><text:tab/><text:tab/>; Стек <text:s/>программы</text:p>
      <text:p text:style-name="P52"><text:s/>0000<text:tab/><text:tab/><text:tab/><text:tab/>AStack SEGMENT <text:s/>STACK</text:p>
      <text:p text:style-name="P52"><text:s/>0000 <text:s/>000C[<text:tab/><text:tab/><text:tab/> <text:s text:c="3"/>DW 12 DUP(?)</text:p>
      <text:p text:style-name="P52"><text:tab/> <text:s text:c="2"/>????<text:tab/><text:tab/><text:tab/></text:p>
      <text:p text:style-name="P52"><text:tab/><text:tab/><text:tab/> ]<text:tab/></text:p>
      <text:p text:style-name="P52"><text:tab/><text:tab/><text:tab/><text:tab/></text:p>
      <text:p text:style-name="P52"><text:s/>0018<text:tab/><text:tab/><text:tab/><text:tab/>AStack <text:s/>ENDS</text:p>
      <text:p text:style-name="P52"><text:tab/><text:tab/><text:tab/><text:tab/>;Данные программы</text:p>
      <text:p text:style-name="P52"><text:s/>0000<text:tab/><text:tab/><text:tab/><text:tab/>DATA <text:s text:c="5"/>SEGMENT</text:p>
      <text:p text:style-name="P52"><text:tab/><text:tab/><text:tab/><text:tab/>;Директивы описания данны</text:p>
      <text:p text:style-name="P52"><text:tab/><text:tab/><text:tab/><text:tab/>х</text:p>
      <text:p text:style-name="P52"><text:s/>0000 <text:s/>0000<text:tab/><text:tab/><text:tab/>mem1 <text:s text:c="5"/>DW <text:s text:c="3"/>0</text:p>
      <text:p text:style-name="P52"><text:s/>0002 <text:s/>0000<text:tab/><text:tab/><text:tab/>mem2 <text:s text:c="5"/>DW <text:s text:c="3"/>0</text:p>
      <text:p text:style-name="P52"><text:s/>0004 <text:s/>0000<text:tab/><text:tab/><text:tab/>mem3 <text:s text:c="5"/>DW <text:s text:c="3"/>0</text:p>
      <text:p text:style-name="P52"><text:s/>0006<text:tab/><text:tab/><text:tab/><text:tab/>vec1 <text:s text:c="5"/>DB <text:s text:c="3"/></text:p>
      <text:p text:style-name="P52">LAB2_RAW.ASM(17): error A2027: Operand expected</text:p>
      <text:p text:style-name="P52"><text:s/>0006<text:tab/><text:tab/><text:tab/><text:tab/>vec2 <text:s text:c="5"/>DB <text:s text:c="3"/></text:p>
      <text:p text:style-name="P52">LAB2_RAW.ASM(18): error A2027: Operand expected</text:p>
      <text:p text:style-name="P52"><text:s/>0006<text:tab/><text:tab/><text:tab/><text:tab/>matr <text:s text:c="5"/>DB <text:s text:c="3"/></text:p>
      <text:p text:style-name="P52">LAB2_RAW.ASM(19): error A2027: Operand expected</text:p>
      <text:p text:style-name="P52"><text:s/>0006<text:tab/><text:tab/><text:tab/><text:tab/>DATA <text:s text:c="5"/>ENDS</text:p>
      <text:p text:style-name="P52"><text:tab/><text:tab/><text:tab/><text:tab/></text:p>
      <text:p text:style-name="P52"><text:tab/><text:tab/><text:tab/><text:tab/>; Код программы</text:p>
      <text:p text:style-name="P52"><text:s/>0000<text:tab/><text:tab/><text:tab/><text:tab/>CODE <text:s text:c="5"/>SEGMENT</text:p>
      <text:p text:style-name="P52"><text:tab/><text:tab/><text:tab/><text:tab/> <text:s text:c="5"/>ASSUME CS:CODE, DS:DATA, SS:AStack</text:p>
      <text:p text:style-name="P52"><text:tab/><text:tab/><text:tab/><text:tab/></text:p>
      <text:p text:style-name="P52"><text:tab/><text:tab/><text:tab/><text:tab/>; Головная процедура</text:p>
      <text:p text:style-name="P52"><text:s/>0000<text:tab/><text:tab/><text:tab/><text:tab/>Main <text:s text:c="5"/>PROC <text:s/>FAR</text:p>
      <text:p text:style-name="P52"><text:s/>0000 <text:s/>1E<text:tab/><text:tab/><text:tab/> <text:s text:c="5"/>push <text:s/>DS</text:p>
      <text:p text:style-name="P52"><text:soft-page-break/><text:s/>0001 <text:s/>2B C0<text:tab/><text:tab/><text:tab/> <text:s text:c="5"/>sub <text:s text:c="2"/>AX,AX</text:p>
      <text:p text:style-name="P52"><text:s/>0003 <text:s/>50<text:tab/><text:tab/><text:tab/> <text:s text:c="5"/>push <text:s/>AX</text:p>
      <text:p text:style-name="P52"><text:s/>0004 <text:s/>B8 ---- R<text:tab/><text:tab/> <text:s text:c="5"/>mov <text:s text:c="2"/>AX,DATA</text:p>
      <text:p text:style-name="P52"><text:s/>0007 <text:s/>8E D8<text:tab/><text:tab/><text:tab/> <text:s text:c="5"/>mov <text:s text:c="2"/>DS,AX</text:p>
      <text:p text:style-name="P52"><text:tab/><text:tab/><text:tab/><text:tab/></text:p>
      <text:p text:style-name="P52"><text:tab/><text:tab/><text:tab/><text:tab/>; <text:s/>ПРОВЕРКА РЕЖИМОВ АДРЕСА</text:p>
      <text:p text:style-name="P52"><text:tab/><text:tab/><text:tab/><text:tab/>ЦИИ НА УРОВНЕ СМЕЩЕНИЙ</text:p>
      <text:p text:style-name="P52"><text:tab/><text:tab/><text:tab/><text:tab/>; <text:s/>Регистровая адресация</text:p>
      <text:p text:style-name="P52"><text:s/>0009 <text:s/>B8 01F4<text:tab/><text:tab/><text:tab/> <text:s text:c="7"/>mov <text:s/>ax,n1</text:p>
      <text:p text:style-name="P52"><text:s/>000C <text:s/>8B C8<text:tab/><text:tab/><text:tab/> <text:s text:c="7"/>mov <text:s/>cx,ax</text:p>
      <text:p text:style-name="P52"><text:s/>000E <text:s/>B3 24<text:tab/><text:tab/><text:tab/> <text:s text:c="7"/>mov <text:s/>bl,EOL</text:p>
      <text:p text:style-name="P52"><text:s/>0010 <text:s/>B7 CE<text:tab/><text:tab/><text:tab/> <text:s text:c="7"/>mov <text:s/>bh,n2</text:p>
      <text:p text:style-name="P52"><text:tab/><text:tab/><text:tab/><text:tab/>; <text:s/>Прямая <text:s text:c="2"/>адресация</text:p>
      <text:p text:style-name="P52"><text:s/>0012 <text:s/>C7 06 0002 R FFCE<text:tab/> <text:s text:c="7"/>mov <text:s/>mem2,n2</text:p>
      <text:p text:style-name="P52"><text:s/>0018 <text:s/>BB 0006 R<text:tab/><text:tab/> <text:s text:c="7"/>mov <text:s/>bx,OFFSET vec1</text:p>
      <text:p text:style-name="P52"><text:s/>001B <text:s/>A3 0000 R<text:tab/><text:tab/> <text:s text:c="7"/>mov <text:s/>mem1,ax</text:p>
      <text:p text:style-name="P52"><text:tab/><text:tab/><text:tab/><text:tab/>; <text:s/>Косвенная адресация</text:p>
      <text:p text:style-name="P52"><text:s/>001E <text:s/>8A 07<text:tab/><text:tab/><text:tab/> <text:s text:c="7"/>mov <text:s/>al,[bx]</text:p>
      <text:p text:style-name="P52"><text:tab/><text:tab/><text:tab/><text:tab/> <text:s text:c="7"/>mov <text:s/>mem3,[bx]</text:p>
      <text:p text:style-name="P52">LAB2_RAW.ASM(46): error A2052: Improper operand type</text:p>
      <text:p text:style-name="P52"><text:tab/><text:tab/><text:tab/><text:tab/>; <text:s/>Базированная адресация</text:p>
      <text:p text:style-name="P52">#Microsoft (R) Macro Assembler Version 5.10 <text:s text:c="17"/>9/16/21 16:38:19</text:p>
      <text:p text:style-name="P52"><text:s text:c="61"/>Page <text:s text:c="4"/>1-2</text:p>
      <text:p text:style-name="P52"/>
      <text:p text:style-name="P52"/>
      <text:p text:style-name="P52"><text:s/>0020 <text:s/>8A 47 03<text:tab/><text:tab/><text:tab/> <text:s text:c="7"/>mov <text:s/>al,[bx]+3</text:p>
      <text:p text:style-name="P52"><text:s/>0023 <text:s/>8B 4F 03<text:tab/><text:tab/><text:tab/> <text:s text:c="7"/>mov <text:s/>cx,3[bx]</text:p>
      <text:p text:style-name="P52"><text:tab/><text:tab/><text:tab/><text:tab/>; <text:s/>Индексная адресация</text:p>
      <text:p text:style-name="P52"><text:s/>0026 <text:s/>BF 0002<text:tab/><text:tab/><text:tab/> <text:s text:c="7"/>mov <text:s/>di,ind</text:p>
      <text:p text:style-name="P52"><text:s/>0029 <text:s/>8A 85 0006 R<text:tab/><text:tab/> <text:s text:c="7"/>mov <text:s/>al,vec2[di]</text:p>
      <text:p text:style-name="P52"><text:s/>002D <text:s/>8B 8D 0006 R<text:tab/><text:tab/> <text:s text:c="7"/>mov <text:s/>cx,vec2[di]</text:p>
      <text:p text:style-name="P52">LAB2_RAW.ASM(53): warning A4031: Operand types must match</text:p>
      <text:p text:style-name="P52"><text:tab/><text:tab/><text:tab/><text:tab/>; <text:s/>Адресация с базирование</text:p>
      <text:p text:style-name="P52"><text:tab/><text:tab/><text:tab/><text:tab/>м и индексированием</text:p>
      <text:p text:style-name="P52"><text:s/>0031 <text:s/>BB 0003<text:tab/><text:tab/><text:tab/> <text:s text:c="7"/>mov <text:s/>bx,3</text:p>
      <text:p text:style-name="P52"><text:s/>0034 <text:s/>8A 81 0006 R<text:tab/><text:tab/> <text:s text:c="7"/>mov <text:s/>al,matr[bx][di]</text:p>
      <text:p text:style-name="P52"><text:s/>0038 <text:s/>8B 89 0006 R<text:tab/><text:tab/> <text:s text:c="7"/>mov <text:s/>cx,matr[bx][di]</text:p>
      <text:p text:style-name="P52">LAB2_RAW.ASM(57): warning A4031: Operand types must match</text:p>
      <text:p text:style-name="P52"><text:soft-page-break/><text:s/>003C <text:s/>8B 85 0012 R<text:tab/><text:tab/> <text:s text:c="7"/>mov <text:s/>ax,matr[bx*4][di]</text:p>
      <text:p text:style-name="P52">LAB2_RAW.ASM(58): error A2055: Illegal register value</text:p>
      <text:p text:style-name="P52"><text:tab/><text:tab/><text:tab/><text:tab/></text:p>
      <text:p text:style-name="P52"><text:tab/><text:tab/><text:tab/><text:tab/>; <text:s/>ПРОВЕРКА РЕЖИМОВ АДРЕСА</text:p>
      <text:p text:style-name="P52"><text:tab/><text:tab/><text:tab/><text:tab/>ЦИИ С УЧЕТОМ СЕГМЕНТОВ</text:p>
      <text:p text:style-name="P52"><text:tab/><text:tab/><text:tab/><text:tab/>; <text:s/>Переопределение сегмена</text:p>
      <text:p text:style-name="P52"><text:tab/><text:tab/><text:tab/><text:tab/>; <text:s/>------ вариант 1</text:p>
      <text:p text:style-name="P52"><text:s/>0040 <text:s/>B8 ---- R<text:tab/><text:tab/> <text:s text:c="7"/>mov <text:s/>ax, SEG vec2</text:p>
      <text:p text:style-name="P52"><text:s/>0043 <text:s/>8E C0<text:tab/><text:tab/><text:tab/> <text:s text:c="7"/>mov <text:s/>es, ax</text:p>
      <text:p text:style-name="P52"><text:s/>0045 <text:s/>26: 8B 07<text:tab/><text:tab/> <text:s text:c="7"/>mov <text:s/>ax, es:[bx]</text:p>
      <text:p text:style-name="P52"><text:s/>0048 <text:s/>B8 0000<text:tab/><text:tab/><text:tab/> <text:s text:c="7"/>mov <text:s/>ax, 0</text:p>
      <text:p text:style-name="P52"><text:tab/><text:tab/><text:tab/><text:tab/>; <text:s/>------ вариант 2</text:p>
      <text:p text:style-name="P52"><text:s/>004B <text:s/>8E C0<text:tab/><text:tab/><text:tab/> <text:s text:c="7"/>mov <text:s/>es, ax</text:p>
      <text:p text:style-name="P52"><text:s/>004D <text:s/>1E<text:tab/><text:tab/><text:tab/> <text:s text:c="7"/>push ds</text:p>
      <text:p text:style-name="P52"><text:s/>004E <text:s/>07<text:tab/><text:tab/><text:tab/> <text:s text:c="7"/>pop <text:s/>es</text:p>
      <text:p text:style-name="P52"><text:s/>004F <text:s/>26: 8B 4F FF<text:tab/><text:tab/> <text:s text:c="7"/>mov <text:s/>cx, es:[bx-1]</text:p>
      <text:p text:style-name="P52"><text:s/>0053 <text:s/>91<text:tab/><text:tab/><text:tab/> <text:s text:c="7"/>xchg cx,ax</text:p>
      <text:p text:style-name="P52"><text:tab/><text:tab/><text:tab/><text:tab/>; <text:s/>------ вариант 3</text:p>
      <text:p text:style-name="P52"><text:s/>0054 <text:s/>BF 0002<text:tab/><text:tab/><text:tab/> <text:s text:c="7"/>mov <text:s/>di,ind</text:p>
      <text:p text:style-name="P52"><text:s/>0057 <text:s/>26: 89 01<text:tab/><text:tab/> <text:s text:c="7"/>mov <text:s/>es:[bx+di],ax</text:p>
      <text:p text:style-name="P52"><text:tab/><text:tab/><text:tab/><text:tab/>; <text:s/>------ вариант 4</text:p>
      <text:p text:style-name="P52"><text:s/>005A <text:s/>8B EC<text:tab/><text:tab/><text:tab/> <text:s text:c="7"/>mov <text:s/>bp,sp</text:p>
      <text:p text:style-name="P52"><text:s/>005C <text:s/>3E: 8B 86 0006 R<text:tab/><text:tab/> <text:s text:c="7"/>mov <text:s/>ax,matr[bp+bx]</text:p>
      <text:p text:style-name="P52">LAB2_RAW.ASM(78): error A2046: Multiple base registers</text:p>
      <text:p text:style-name="P52"><text:s/>0061 <text:s/>3E: 8B 83 0006 R<text:tab/><text:tab/> <text:s text:c="7"/>mov <text:s/>ax,matr[bp+di+si]</text:p>
      <text:p text:style-name="P52">LAB2_RAW.ASM(79): error A2047: Multiple index registers</text:p>
      <text:p text:style-name="P52"><text:tab/><text:tab/><text:tab/><text:tab/>; <text:s/>Использование сегмента </text:p>
      <text:p text:style-name="P52"><text:tab/><text:tab/><text:tab/><text:tab/>стека</text:p>
      <text:p text:style-name="P52"><text:s/>0066 <text:s/>FF 36 0000 R<text:tab/><text:tab/> <text:s text:c="7"/>push <text:s/>mem1</text:p>
      <text:p text:style-name="P52"><text:s/>006A <text:s/>FF 36 0002 R<text:tab/><text:tab/> <text:s text:c="7"/>push <text:s/>mem2</text:p>
      <text:p text:style-name="P52"><text:s/>006E <text:s/>8B EC<text:tab/><text:tab/><text:tab/> <text:s text:c="7"/>mov <text:s text:c="2"/>bp,sp</text:p>
      <text:p text:style-name="P52"><text:s/>0070 <text:s/>8B 56 02<text:tab/><text:tab/><text:tab/> <text:s text:c="7"/>mov <text:s text:c="2"/>dx,[bp]+2</text:p>
      <text:p text:style-name="P52"><text:s/>0073 <text:s/>CA 0002<text:tab/><text:tab/><text:tab/> <text:s text:c="7"/>ret <text:s text:c="2"/>2</text:p>
      <text:p text:style-name="P52"><text:s/>0076<text:tab/><text:tab/><text:tab/><text:tab/>Main <text:s text:c="5"/>ENDP</text:p>
      <text:p text:style-name="P52">LAB2_RAW.ASM(86): error A2006: Phase error between passes</text:p>
      <text:p text:style-name="P52"><text:s/>0076<text:tab/><text:tab/><text:tab/><text:tab/>CODE <text:s text:c="5"/>ENDS</text:p>
      <text:p text:style-name="P52"><text:tab/><text:tab/><text:tab/><text:tab/>END Main</text:p>
      <text:p text:style-name="P52">#Microsoft (R) Macro Assembler Version 5.10 <text:s text:c="17"/>9/16/21 16:38:19</text:p>
      <text:p text:style-name="P52"><text:soft-page-break/><text:s text:c="61"/>Symbols-1</text:p>
      <text:p text:style-name="P52"/>
      <text:p text:style-name="P52"/>
      <text:p text:style-name="P52">Segments and Groups:</text:p>
      <text:p text:style-name="P52"/>
      <text:p text:style-name="P52"><text:s text:c="16"/>N a m e <text:s text:c="8"/><text:tab/>Length<text:tab/> Align<text:tab/>Combine Class</text:p>
      <text:p text:style-name="P52"/>
      <text:p text:style-name="P52">ASTACK . . . . . . . . . . . . . <text:s/><text:tab/>0018<text:tab/>PARA<text:tab/>STACK<text:tab/></text:p>
      <text:p text:style-name="P52">CODE . . . . . . . . . . . . . . <text:s/><text:tab/>0076<text:tab/>PARA<text:tab/>NONE<text:tab/></text:p>
      <text:p text:style-name="P52">DATA . . . . . . . . . . . . . . <text:s/><text:tab/>0006<text:tab/>PARA<text:tab/>NONE<text:tab/></text:p>
      <text:p text:style-name="P52"/>
      <text:p text:style-name="P52">Symbols: <text:s text:c="11"/></text:p>
      <text:p text:style-name="P52"/>
      <text:p text:style-name="P52"><text:s text:c="16"/>N a m e <text:s text:c="8"/><text:tab/>Type<text:tab/> Value<text:tab/> Attr</text:p>
      <text:p text:style-name="P52"/>
      <text:p text:style-name="P52">EOL <text:s/>. . . . . . . . . . . . . . <text:s/><text:tab/>NUMBER<text:tab/>0024<text:tab/></text:p>
      <text:p text:style-name="P52"/>
      <text:p text:style-name="P52">IND <text:s/>. . . . . . . . . . . . . . <text:s/><text:tab/>NUMBER<text:tab/>0002<text:tab/></text:p>
      <text:p text:style-name="P52"/>
      <text:p text:style-name="P52">MAIN . . . . . . . . . . . . . . <text:s/><text:tab/>F PROC<text:tab/>0000<text:tab/>CODE<text:tab/>Length = 0076</text:p>
      <text:p text:style-name="P52">MATR . . . . . . . . . . . . . . <text:s/><text:tab/>L BYTE<text:tab/>0006<text:tab/>DATA<text:tab/>Length = 0000</text:p>
      <text:p text:style-name="P52">MEM1 . . . . . . . . . . . . . . <text:s/><text:tab/>L WORD<text:tab/>0000<text:tab/>DATA</text:p>
      <text:p text:style-name="P52">MEM2 . . . . . . . . . . . . . . <text:s/><text:tab/>L WORD<text:tab/>0002<text:tab/>DATA</text:p>
      <text:p text:style-name="P52">MEM3 . . . . . . . . . . . . . . <text:s/><text:tab/>L WORD<text:tab/>0004<text:tab/>DATA</text:p>
      <text:p text:style-name="P52"/>
      <text:p text:style-name="P52">N1 . . . . . . . . . . . . . . . <text:s/><text:tab/>NUMBER<text:tab/>01F4<text:tab/></text:p>
      <text:p text:style-name="P52">N2 . . . . . . . . . . . . . . . <text:s/><text:tab/>NUMBER<text:tab/>-0032<text:tab/></text:p>
      <text:p text:style-name="P52"/>
      <text:p text:style-name="P52">VEC1 . . . . . . . . . . . . . . <text:s/><text:tab/>L BYTE<text:tab/>0006<text:tab/>DATA<text:tab/>Length = 0000</text:p>
      <text:p text:style-name="P52">VEC2 . . . . . . . . . . . . . . <text:s/><text:tab/>L BYTE<text:tab/>0006<text:tab/>DATA<text:tab/>Length = 0000</text:p>
      <text:p text:style-name="P52"/>
      <text:p text:style-name="P52">@CPU . . . . . . . . . . . . . . <text:s/><text:tab/>TEXT <text:s/>0101h<text:tab/><text:tab/></text:p>
      <text:p text:style-name="P52"><text:soft-page-break/>@FILENAME <text:s/>. . . . . . . . . . . <text:s/><text:tab/>TEXT <text:s/>LAB2_RAW<text:tab/><text:tab/></text:p>
      <text:p text:style-name="P52">@VERSION . . . . . . . . . . . . <text:s/><text:tab/>TEXT <text:s/>510<text:tab/><text:tab/></text:p>
      <text:p text:style-name="P52"/>
      <text:p text:style-name="P52"/>
      <text:p text:style-name="P52"><text:s text:c="5"/>88 Source <text:s/>Lines</text:p>
      <text:p text:style-name="P52"><text:s text:c="5"/>88 Total <text:s text:c="2"/>Lines</text:p>
      <text:p text:style-name="P52"><text:s text:c="5"/>19 Symbols</text:p>
      <text:p text:style-name="P52"/>
      <text:p text:style-name="P52"><text:s text:c="2"/>47800 + 459460 Bytes symbol space free</text:p>
      <text:p text:style-name="P52"/>
      <text:p text:style-name="P52"><text:s text:c="6"/>2 Warning Errors</text:p>
      <text:p text:style-name="P52"><text:s text:c="6"/>8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default-outline-level="" style:class="list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in" fo:margin-bottom="0in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in" fo:margin-bottom="0in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1-09-16T17:17:39.194727021</dc:date>
    <meta:editing-cycles>10</meta:editing-cycles>
    <meta:editing-duration>PT19M30S</meta:editing-duration>
    <meta:generator>LibreOffice/6.4.7.2$Linux_X86_64 LibreOffice_project/40$Build-2</meta:generator>
    <meta:document-statistic meta:table-count="2" meta:image-count="0" meta:object-count="0" meta:page-count="21" meta:paragraph-count="733" meta:word-count="3098" meta:character-count="18978" meta:non-whitespace-character-count="129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